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no-wrap" draw:shadow="hidden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13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7" style:family="graphic" style:parent-style-name="standard" style:list-style-name="L13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8" style:family="graphic" style:parent-style-name="standard" style:list-style-name="L13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9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dash" draw:stroke-dash="Dash_20_3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262626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5" style:family="graphic" style:parent-style-name="standard" style:list-style-name="L13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6" style:family="graphic" style:parent-style-name="standard" style:list-style-name="L13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7" style:family="graphic" style:parent-style-name="standard" style:list-style-name="L13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2" style:family="graphic" style:parent-style-name="standard" style:list-style-name="L1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1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5" style:family="graphic" style:parent-style-name="standard" style:list-style-name="L1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dash" draw:stroke-dash="Dash_20_4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d5e493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262626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7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284cm" fo:min-width="0cm" fo:padding-top="0.127cm" fo:padding-bottom="0.127cm" fo:padding-left="0.254cm" fo:padding-right="0.254cm" fo:wrap-option="no-wrap" draw:shadow="hidden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8cm" fo:padding-right="0.268cm" fo:wrap-option="no-wrap" draw:shadow="hidden"/>
    </style:style>
    <style:style style:name="pr10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12cm" fo:min-width="0cm" fo:padding-top="0.127cm" fo:padding-bottom="0.127cm" fo:padding-left="0.254cm" fo:padding-right="0.254cm" fo:wrap-option="no-wrap" draw:shadow="hidden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929cm" fo:min-width="0cm" fo:padding-top="0.127cm" fo:padding-bottom="0.127cm" fo:padding-left="0.254cm" fo:padding-right="0.254cm" fo:wrap-option="no-wrap" draw:shadow="hidden"/>
    </style:style>
    <style:style style:name="pr13" style:family="presentation" style:parent-style-name="Default-outline1">
      <style:graphic-properties draw:stroke="solid" svg:stroke-width="0.035cm" svg:stroke-color="#000000" svg:stroke-opacity="100%" draw:stroke-linejoin="miter" draw:fill="solid" draw:fill-color="#feffda" draw:opacity="100%" draw:textarea-horizontal-align="justify" draw:textarea-vertical-align="top" draw:auto-grow-height="true" draw:auto-grow-width="false" fo:min-height="13.082cm" fo:min-width="0cm" fo:padding-top="0.127cm" fo:padding-bottom="0.127cm" fo:padding-left="0.254cm" fo:padding-right="0.254cm" fo:wrap-option="no-wrap" draw:shadow="visible" draw:shadow-offset-x="0.071cm" draw:shadow-offset-y="0.071cm" draw:shadow-color="#808080" draw:shadow-opacity="100%"/>
    </style:style>
    <style:style style:name="pr14" style:family="presentation" style:parent-style-name="Title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0.952cm" fo:margin-right="0cm" fo:text-indent="-0.952cm" style:writing-mode="lr-tb"/>
    </style:style>
    <style:style style:name="P10" style:family="paragraph">
      <style:paragraph-properties fo:margin-left="0.952cm" fo:margin-right="0cm" fo:margin-top="0.211cm" fo:margin-bottom="0cm" text:enable-numbering="false" fo:text-indent="-0.952cm"/>
    </style:style>
    <style:style style:name="P11" style:family="paragraph">
      <style:paragraph-properties fo:margin-left="2.063cm" fo:margin-right="0cm" fo:margin-top="0.176cm" fo:margin-bottom="0cm" text:enable-numbering="true" fo:text-indent="-0.793cm"/>
    </style:style>
    <style:style style:name="P12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line-height="100%" text:enable-numbering="false" fo:text-indent="0cm"/>
    </style:style>
    <style:style style:name="P15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16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17" style:family="paragraph">
      <style:paragraph-properties fo:margin-left="0cm" fo:margin-right="0cm" text:enable-numbering="false" fo:text-indent="0cm" style:writing-mode="lr-tb"/>
    </style:style>
    <style:style style:name="P18" style:family="paragraph">
      <style:paragraph-properties fo:margin-left="0cm" fo:margin-right="0cm" fo:line-height="100%" fo:text-align="center" text:enable-numbering="false" fo:text-indent="0cm"/>
    </style:style>
    <style:style style:name="P19" style:family="paragraph">
      <style:paragraph-properties fo:margin-left="0cm" fo:margin-right="0cm" fo:line-height="100%" fo:text-align="center" text:enable-numbering="false" fo:text-indent="0cm" style:writing-mode="lr-tb"/>
    </style:style>
    <style:style style:name="P20" style:family="paragraph">
      <style:paragraph-properties fo:margin-left="0cm" fo:margin-right="0cm" fo:line-height="100%" text:enable-numbering="false" fo:text-indent="0cm" style:writing-mode="lr-tb"/>
    </style:style>
    <style:style style:name="P21" style:family="paragraph">
      <style:paragraph-properties fo:margin-left="1.27cm" fo:margin-right="0cm" fo:margin-top="0.211cm" fo:margin-bottom="0cm" text:enable-numbering="true" fo:text-indent="-1.27cm"/>
    </style:style>
    <style:style style:name="P22" style:family="paragraph">
      <style:paragraph-properties fo:margin-left="2.328cm" fo:margin-right="0cm" fo:margin-top="0.176cm" fo:margin-bottom="0cm" text:enable-numbering="true" fo:text-indent="-1.058cm"/>
    </style:style>
    <style:style style:name="P23" style:family="paragraph">
      <style:paragraph-properties fo:margin-left="2.063cm" fo:margin-right="0cm" fo:margin-top="0.176cm" fo:margin-bottom="0cm" text:enable-numbering="false" fo:text-indent="-0.793cm"/>
    </style:style>
    <style:style style:name="P24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/>
    </style:style>
    <style:style style:name="P25" style:family="paragraph">
      <style:paragraph-properties fo:margin-left="0cm" fo:margin-right="0cm" fo:margin-top="0.158cm" fo:margin-bottom="0cm" fo:line-height="80%" text:enable-numbering="false" fo:text-indent="0cm" style:punctuation-wrap="hanging" style:line-break="strict"/>
    </style:style>
    <style:style style:name="P26" style:family="paragraph">
      <style:paragraph-properties fo:margin-left="0.948cm" fo:margin-right="0cm" fo:margin-top="0.158cm" fo:margin-bottom="0cm" fo:line-height="80%" text:enable-numbering="false" fo:text-indent="-0.948cm" style:punctuation-wrap="hanging" style:line-break="strict"/>
    </style:style>
    <style:style style:name="P27" style:family="paragraph">
      <style:paragraph-properties fo:margin-left="0.948cm" fo:margin-right="0cm" fo:margin-top="0.176cm" fo:margin-bottom="0cm" fo:line-height="80%" text:enable-numbering="false" fo:text-indent="-0.948cm" style:punctuation-wrap="hanging" style:line-break="strict"/>
    </style:style>
    <style:style style:name="P28" style:family="paragraph">
      <style:paragraph-properties fo:margin-left="0.952cm" fo:margin-right="0cm" fo:margin-top="0.141cm" fo:margin-bottom="0cm" fo:line-height="80%" text:enable-numbering="false" fo:text-indent="-0.952cm"/>
    </style:style>
    <style:style style:name="P29" style:family="paragraph">
      <style:paragraph-properties fo:margin-left="3.175cm" fo:margin-right="0cm" fo:margin-top="0.123cm" fo:margin-bottom="0cm" text:enable-numbering="true" fo:text-indent="-0.635cm"/>
    </style:style>
    <style:style style:name="P30" style:family="paragraph">
      <style:paragraph-properties fo:margin-left="0.952cm" fo:margin-right="0cm" fo:margin-top="0.176cm" fo:margin-bottom="0cm" text:enable-numbering="true" fo:text-indent="-0.952cm"/>
    </style:style>
    <style:style style:name="P31" style:family="paragraph">
      <style:paragraph-properties fo:margin-left="2.063cm" fo:margin-right="0cm" fo:margin-top="0.158cm" fo:margin-bottom="0cm" text:enable-numbering="true" fo:text-indent="-0.793cm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GB"/>
    </style:style>
    <style:style style:name="T6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7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8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9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10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11" style:family="text">
      <style:text-properties fo:color="#800000" fo:font-family="Arial" style:font-family-generic="swiss" style:font-pitch="variable" fo:font-size="18pt" fo:language="en" fo:country="US" style:font-size-asian="18pt" style:font-size-complex="18pt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color="#3f7f7f"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14" style:family="text">
      <style:text-properties fo:font-family="Arial" style:font-family-generic="swiss" style:font-pitch="variable"/>
    </style:style>
    <style:style style:name="T15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16" style:family="text">
      <style:text-properties fo:font-family="Arial" style:font-family-generic="swiss" style:font-pitch="variable" fo:font-size="18pt" style:font-size-asian="18pt" style:font-size-complex="18pt"/>
    </style:style>
    <style:style style:name="T17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7f0055" fo:font-family="Arial" style:font-family-generic="swiss" style:font-pitch="variable" fo:font-size="18pt" fo:language="en" fo:country="GB" style:font-size-asian="18pt" style:font-size-complex="18pt"/>
    </style:style>
    <style:style style:name="T19" style:family="text">
      <style:text-properties fo:color="#0000c0" fo:font-family="Arial" style:font-family-generic="swiss" style:font-pitch="variable" fo:font-size="18pt" fo:language="en" fo:country="GB" style:font-size-asian="18pt" style:font-size-complex="18pt"/>
    </style:style>
    <style:style style:name="T20" style:family="text">
      <style:text-properties fo:font-family="Arial" style:font-family-generic="swiss" style:font-pitch="variable" fo:language="en" fo:country="US"/>
    </style:style>
    <style:style style:name="T21" style:family="text">
      <style:text-properties fo:font-family="Arial" style:font-family-generic="swiss" style:font-pitch="variable" fo:font-style="italic" style:font-style-asian="italic" style:font-style-complex="italic"/>
    </style:style>
    <style:style style:name="T22" style:family="text">
      <style:text-properties fo:font-size="28pt" fo:language="en" fo:country="US" style:font-size-asian="28pt" style:font-size-complex="28pt"/>
    </style:style>
    <style:style style:name="T23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24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25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26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27" style:family="text">
      <style:text-properties fo:color="#0000c0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28" style:family="text">
      <style:text-properties fo:color="#3f7f7f" fo:font-family="Arial" style:font-family-generic="swiss" style:font-pitch="variable" fo:font-size="18pt" fo:language="en" fo:country="GB" style:font-size-asian="18pt" style:font-size-complex="18pt"/>
    </style:style>
    <style:style style:name="T29" style:family="text">
      <style:text-properties fo:color="#000000" fo:font-family="Arial" style:font-family-generic="swiss" style:font-pitch="variable" fo:font-size="18pt" fo:language="en" fo:country="GB" style:font-size-asian="18pt" style:font-size-complex="18pt"/>
    </style:style>
    <style:style style:name="T30" style:family="text">
      <style:text-properties fo:font-family="Arial" style:font-family-generic="swiss" style:font-pitch="variable" fo:font-size="20pt" style:font-size-asian="20pt" style:font-size-complex="20pt"/>
    </style:style>
    <style:style style:name="T31" style:family="text">
      <style:text-properties fo:color="#7f0055" fo:font-family="Arial" style:font-family-generic="swiss" style:font-pitch="variable" fo:font-size="20pt" fo:language="en" fo:country="GB" style:font-size-asian="20pt" style:font-size-complex="20pt"/>
    </style:style>
    <style:style style:name="T32" style:family="text">
      <style:text-properties fo:color="#000000" fo:font-family="Arial" style:font-family-generic="swiss" style:font-pitch="variable" fo:font-size="20pt" fo:language="en" fo:country="GB" style:font-size-asian="20pt" style:font-size-complex="20pt"/>
    </style:style>
    <style:style style:name="T33" style:family="text">
      <style:text-properties fo:color="#3f7f7f" fo:font-family="Arial" style:font-family-generic="swiss" style:font-pitch="variable" fo:font-size="16pt" fo:language="en" fo:country="US" style:font-size-asian="16pt" style:font-size-complex="16pt"/>
    </style:style>
    <style:style style:name="T34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35" style:family="text">
      <style:text-properties fo:color="#7f0055" fo:font-family="Arial" style:font-family-generic="swiss" style:font-pitch="variable" fo:font-size="16pt" fo:language="en" fo:country="US" style:font-size-asian="16pt" style:font-size-complex="16pt"/>
    </style:style>
    <style:style style:name="T36" style:family="text">
      <style:text-properties fo:color="#0000c0" fo:font-family="Arial" style:font-family-generic="swiss" style:font-pitch="variable" fo:font-size="16pt" fo:language="en" fo:country="US" style:font-size-asian="16pt" style:font-size-complex="16pt"/>
    </style:style>
    <style:style style:name="T37" style:family="text">
      <style:text-properties fo:color="#3f7f7f" fo:font-family="Arial" style:font-family-generic="swiss" style:font-pitch="variable" fo:font-size="16pt" fo:language="en" fo:country="GB" style:font-size-asian="16pt" style:font-size-complex="16pt"/>
    </style:style>
    <style:style style:name="T38" style:family="text">
      <style:text-properties fo:font-family="Arial" style:font-family-generic="swiss" style:font-pitch="variable" fo:font-size="16pt" style:font-size-asian="16pt" style:font-size-complex="16pt"/>
    </style:style>
    <style:style style:name="T39" style:family="text">
      <style:text-properties fo:font-size="28pt" fo:language="en" fo:country="GB" style:font-size-asian="28pt" style:font-size-complex="28pt"/>
    </style:style>
    <style:style style:name="T40" style:family="text">
      <style:text-properties fo:font-size="14pt" fo:language="en" fo:country="US" style:font-size-asian="14pt" style:font-size-complex="14pt"/>
    </style:style>
    <style:style style:name="T41" style:family="text">
      <style:text-properties fo:font-size="20pt" fo:language="en" fo:country="US" style:font-size-asian="20pt" style:font-size-complex="20pt"/>
    </style:style>
    <style:style style:name="T4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058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48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3f7f7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pring MVC Handler Mapping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Spring MVC Handler Mapping</text:span></text:p>
          </draw:text-box>
        </draw:frame>
        <draw:frame presentation:style-name="pr2" draw:text-style-name="P2" draw:layer="layout" svg:width="17.78cm" svg:height="5.254cm" svg:x="3.625cm" svg:y="8.461cm" presentation:class="subtitle" presentation:user-transformed="true">
          <draw:text-box>
            <text:p text:style-name="P3"/>
            <text:p text:style-name="P3"/>
            <text:p text:style-name="P3">Customizing handler mapping and management</text:p>
            <text:p text:style-name="P3"/>
            <text:p text:style-name="P3">Focusing on Spring MVC 2.0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"/>
          <draw:frame presentation:style-name="pr3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vailable HandlerMapping Strategies</text:span></text:p>
              </text:list-item>
            </text:list>
            <text:list text:style-name="L4">
              <text:list-item>
                <text:p text:style-name="P8"><text:span text:style-name="T3">Chaining HandlerMappings</text:span></text:p>
              </text:list-item>
            </text:list>
            <text:list text:style-name="L4">
              <text:list-item>
                <text:p text:style-name="P8"><text:span text:style-name="T3">Handler Method Mapping Techniques</text:span></text:p>
              </text:list-item>
            </text:list>
            <text:list text:style-name="L4">
              <text:list-item>
                <text:p text:style-name="P8"><text:span text:style-name="T3">Resolving Handler Exceptions</text:span></text:p>
              </text:list-item>
            </text:list>
            <text:list text:style-name="L4">
              <text:list-item>
                <text:p text:style-name="P8"><text:span text:style-name="T3">Attaching Handler Interceptor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Available HandlerMapping Strategies</text:span></text:p>
              </text:list-item>
            </text:list>
            <text:list text:style-name="L4">
              <text:list-item>
                <text:p text:style-name="P8"><text:span text:style-name="T3">Chaining HandlerMappings</text:span></text:p>
              </text:list-item>
            </text:list>
            <text:list text:style-name="L4">
              <text:list-item>
                <text:p text:style-name="P8"><text:span text:style-name="T3">Handler Method Mapping Techniques</text:span></text:p>
              </text:list-item>
            </text:list>
            <text:list text:style-name="L4">
              <text:list-item>
                <text:p text:style-name="P8"><text:span text:style-name="T3">Resolving Handler Exceptions</text:span></text:p>
              </text:list-item>
            </text:list>
            <text:list text:style-name="L4">
              <text:list-item>
                <text:p text:style-name="P8"><text:span text:style-name="T3">Attaching Handler Interceptor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Available Handler Mapping Strategies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Available Handler Mapping Strategie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BeanNameUrlHandlerMapping</text:span></text:p>
              </text:list-item>
            </text:list>
            <text:list text:style-name="L4">
              <text:list-item>
                <text:p text:style-name="P8"><text:span text:style-name="T3">SimpleUrlHandlerMapping</text:span></text:p>
              </text:list-item>
            </text:list>
            <text:list text:style-name="L4">
              <text:list-item>
                <text:p text:style-name="P8"><text:span text:style-name="T3">ControllerClassNameHandlerMapping</text:span></text:p>
              </text:list-item>
            </text:list>
            <text:list text:style-name="L4">
              <text:list-item>
                <text:p text:style-name="P10"><text:span text:style-name="T3"/></text:p>
              </text:list-item>
            </text:list>
            <text:list text:style-name="L4">
              <text:list-item>
                <text:p text:style-name="P8"><text:span text:style-name="T3">You can also define your own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BeanNameUrlHandlerMapping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BeanNameUrlHandlerMapping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5">Default implement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sed by default if no other strategies are defined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Treats a bean’s name as the controller URL</text:span></text:p>
              </text:list-item>
            </text:list>
            <text:list text:style-name="L4">
              <text:list-item>
                <text:p text:style-name="P10"><text:span text:style-name="T5"/></text:p>
              </text:list-item>
            </text:list>
            <text:list text:style-name="L4">
              <text:list-item>
                <text:p text:style-name="P10"><text:span text:style-name="T5"/></text:p>
              </text:list-item>
            </text:list>
            <text:list text:style-name="L4">
              <text:list-item>
                <text:p text:style-name="P10"><text:span text:style-name="T5"/></text:p>
              </text:list-item>
            </text:list>
            <text:list text:style-name="L4">
              <text:list-item>
                <text:p text:id="id4" text:style-name="P8"><text:span text:style-name="T5">Also supports wild card usage</text:span></text:p>
              </text:list-item>
            </text:list>
          </draw:text-box>
        </draw:frame>
        <draw:custom-shape draw:name="Rectangle 4" draw:style-name="gr2" draw:text-style-name="P5" draw:id="id1" draw:layer="layout" svg:width="21.378cm" svg:height="0.846cm" svg:x="3.175cm" svg:y="8.467cm">
          <text:p text:style-name="P12"><text:span text:style-name="T6">&lt;bean</text:span><text:span text:style-name="T7"> </text:span><text:span text:style-name="T8">name</text:span><text:span text:style-name="T7">=</text:span><text:span text:style-name="T9">“/logout” </text:span><text:span text:style-name="T8">class</text:span><text:span text:style-name="T7">=</text:span><text:span text:style-name="T9">“rewardsadmin.LogoutController”</text:span><text:span text:style-name="T6">/&gt;</text:span></text:p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5" draw:id="id5" draw:layer="layout" svg:width="21.378cm" svg:height="0.847cm" svg:x="3.175cm" svg:y="13.335cm">
          <text:p text:style-name="P12"><text:span text:style-name="T6">&lt;bean</text:span><text:span text:style-name="T7"> </text:span><text:span text:style-name="T8">name</text:span><text:span text:style-name="T7">=</text:span><text:span text:style-name="T9">“/reward/**” </text:span><text:span text:style-name="T8">class</text:span><text:span text:style-name="T7">=</text:span><text:span text:style-name="T9">“rewardsadmin.RewardController”</text:span><text:span text:style-name="T6">/&gt;</text:span></text:p>
          <draw:enhanced-geometry svg:viewBox="0 0 21600 21600" draw:type="rectangle" draw:enhanced-path="M 0 0 L 21600 0 21600 21600 0 21600 0 0 Z N"/>
        </draw:custom-shape>
        <draw:polyline draw:name="Line 6" draw:style-name="gr3" draw:text-style-name="P13" draw:id="id2" draw:layer="layout" svg:width="0cm" svg:height="1.269cm" svg:x="8.704cm" svg:y="9.31cm" svg:viewBox="0 0 0 1270" draw:points="0,1270 0,0">
          <text:p text:style-name="P6"/>
        </draw:polyline>
        <draw:custom-shape draw:name="Text Box 7" draw:style-name="gr4" draw:text-style-name="P5" draw:id="id3" draw:layer="layout" svg:width="15.336cm" svg:height="0.972cm" svg:x="5.772cm" svg:y="10.58cm">
          <text:p text:style-name="P14"><text:span text:style-name="T10">The relative request URL the Controller is mapped to</text:span></text:p>
          <draw:enhanced-geometry svg:viewBox="0 0 21600 21600" draw:type="mso-spt202" draw:enhanced-path="M 0 0 L 21600 0 21600 21600 0 21600 0 0 Z N"/>
        </draw:custom-shape>
        <draw:polyline draw:name="Line 8" draw:style-name="gr3" draw:text-style-name="P13" draw:id="id6" draw:layer="layout" svg:width="0cm" svg:height="1.269cm" svg:x="8.545cm" svg:y="14.151cm" svg:viewBox="0 0 0 1270" draw:points="0,1270 0,0">
          <text:p text:style-name="P6"/>
        </draw:polyline>
        <draw:custom-shape draw:name="Text Box 9" draw:style-name="gr4" draw:text-style-name="P5" draw:id="id7" draw:layer="layout" svg:width="9.523cm" svg:height="0.972cm" svg:x="5.611cm" svg:y="15.421cm">
          <text:p text:style-name="P14"><text:span text:style-name="T10">Any request path within /reward/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5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impleUrlHandlerMapping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SimpleUrlHandlerMapping</text:span></text:p>
          </draw:text-box>
        </draw:frame>
        <draw:frame presentation:style-name="pr8" draw:text-style-name="P9" draw:layer="layout" svg:width="21.855cm" svg:height="4.538cm" svg:x="1.745cm" svg:y="4.656cm" presentation:class="outline" presentation:user-transformed="true">
          <draw:text-box>
            <text:list text:style-name="L4">
              <text:list-item>
                <text:p text:style-name="P8"><text:span text:style-name="T5">Allows URL mappings to be defined centrally</text:span></text:p>
              </text:list-item>
            </text:list>
            <text:list text:style-name="L4">
              <text:list-item>
                <text:p text:style-name="P8"><text:span text:style-name="T5">Wildcards are also supported</text:span></text:p>
              </text:list-item>
            </text:list>
          </draw:text-box>
        </draw:frame>
        <draw:custom-shape draw:name="Rectangle 4" draw:style-name="gr2" draw:text-style-name="P5" draw:layer="layout" svg:width="20.743cm" svg:height="8.678cm" svg:x="3.175cm" svg:y="7.62cm">
          <text:p text:style-name="P12"><text:span text:style-name="T6">&lt;bean</text:span><text:span text:style-name="T7"> </text:span><text:span text:style-name="T8">class</text:span><text:span text:style-name="T7">=</text:span><text:span text:style-name="T9">“org.springframework.web.servlet.handler.</text:span></text:p>
          <text:p text:style-name="P12"><text:span text:style-name="T9"><text:s text:c="23"/></text:span><text:span text:style-name="T9">SimpleUrlHandlerMapping”</text:span><text:span text:style-name="T6">&gt;</text:span></text:p>
          <text:p text:style-name="P12"><text:span text:style-name="T6"><text:s text:c="4"/></text:span><text:span text:style-name="T6">&lt;property</text:span><text:span text:style-name="T8"> name</text:span><text:span text:style-name="T7">=</text:span><text:span text:style-name="T9">“mappings”</text:span><text:span text:style-name="T6">&gt;</text:span></text:p>
          <text:p text:style-name="P12"><text:span text:style-name="T6"><text:s text:c="8"/></text:span><text:span text:style-name="T6">&lt;value&gt;</text:span></text:p>
          <text:p text:style-name="P12"><text:span text:style-name="T6"><text:s text:c="13"/></text:span><text:span text:style-name="T7">/logout=logoutController</text:span></text:p>
          <text:p text:style-name="P12"><text:span text:style-name="T7"><text:s text:c="13"/></text:span><text:span text:style-name="T7">/reward/**=rewardController</text:span></text:p>
          <text:p text:style-name="P12"><text:span text:style-name="T6"><text:s text:c="8"/></text:span><text:span text:style-name="T6">&lt;/value&gt;</text:span></text:p>
          <text:p text:style-name="P12"><text:span text:style-name="T6"><text:s text:c="4"/></text:span><text:span text:style-name="T6">&lt;/property&gt;</text:span></text:p>
          <text:p text:style-name="P12"><text:span text:style-name="T6">&lt;/bean&gt;</text:span></text:p>
          <text:p text:style-name="P12"><text:span text:style-name="T6">&lt;bean </text:span><text:span text:style-name="T8">id</text:span><text:span text:style-name="T11">=</text:span><text:span text:style-name="T9">“logoutController” </text:span><text:span text:style-name="T8">class</text:span><text:span text:style-name="T7">=</text:span><text:span text:style-name="T9">“rewardsadmin.LogoutController”</text:span><text:span text:style-name="T6">/&gt;</text:span></text:p>
          <text:p text:style-name="P12"><text:span text:style-name="T6">&lt;bean</text:span><text:span text:style-name="T7"> </text:span><text:span text:style-name="T8">id</text:span><text:span text:style-name="T7">=</text:span><text:span text:style-name="T9">“rewardController” </text:span><text:span text:style-name="T8">class</text:span><text:span text:style-name="T7">=</text:span><text:span text:style-name="T9">“rewardsadmin.RewardController”</text:span><text:span text:style-name="T6">/&gt;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6"/>
          <draw:frame presentation:style-name="pr9" draw:text-style-name="P2" draw:layer="layout" svg:width="14.904cm" svg:height="12cm" svg:x="2.708cm" svg:y="12.668cm" presentation:class="notes" presentation:user-transformed="true">
            <draw:text-box>
              <text:p text:style-name="P15"><text:span text:style-name="T5">Benefits:</text:span></text:p>
              <text:p text:style-name="P15"><text:span text:style-name="T5"><text:s/></text:span><text:span text:style-name="T5">- the decision as to which controller serves any given URL is in a single (externalisable with property files) place</text:span></text:p>
              <text:p text:style-name="P15"><text:span text:style-name="T5"><text:s/></text:span><text:span text:style-name="T5">- the definition of the controller’s are not “polluted” by the URLs they will serve, making them more intention driven and readably.</text:span></text:p>
              <text:p text:style-name="P15"><text:span text:style-name="T5"/></text:p>
              <text:p text:style-name="P15"><text:span text:style-name="T5">Negatives:</text:span></text:p>
              <text:p text:style-name="P15"><text:span text:style-name="T5"><text:s/></text:span><text:span text:style-name="T5">- no validations; controller names are just text…not validated against a bean id</text:span></text:p>
            </draw:text-box>
          </draw:frame>
        </presentation:notes>
      </draw:page>
      <draw:page draw:name="ControllerClassNameHandlerMapping" draw:style-name="dp1" draw:master-page-name="Default">
        <draw:frame presentation:style-name="pr10" draw:text-style-name="P2" draw:layer="layout" svg:width="22.437cm" svg:height="3.176cm" svg:x="0.634cm" svg:y="0.422cm" presentation:class="title" presentation:user-transformed="true">
          <draw:text-box>
            <text:p text:style-name="P7"><text:span text:style-name="T12">ControllerClassNameHandlerMapping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Generates URL mappings for Controllers</text:p>
              </text:list-item>
            </text:list>
            <text:list text:style-name="L4">
              <text:list-item>
                <text:list>
                  <text:list-item>
                    <text:p text:style-name="P11">Based on Controller class name and type</text:p>
                  </text:list-item>
                </text:list>
              </text:list-item>
            </text:list>
          </draw:text-box>
        </draw:frame>
        <draw:custom-shape draw:name="Rectangle 4" draw:style-name="gr2" draw:text-style-name="P5" draw:layer="layout" svg:width="21.378cm" svg:height="6.35cm" svg:x="3.175cm" svg:y="7.408cm">
          <text:p text:style-name="P12"><text:span text:style-name="T6">&lt;bean</text:span><text:span text:style-name="T7"> </text:span><text:span text:style-name="T8">class</text:span><text:span text:style-name="T7">=</text:span><text:span text:style-name="T9">“org.springframework.web.servlet.mvc.support.</text:span></text:p>
          <text:p text:style-name="P12"><text:span text:style-name="T9"><text:s text:c="23"/></text:span><text:span text:style-name="T9">ControllerClassNameHandlerMapping”</text:span><text:span text:style-name="T6">/&gt;</text:span></text:p>
          <text:p text:style-name="P12"><text:span text:style-name="T6"/></text:p>
          <text:p text:style-name="P12"><text:span text:style-name="T6">&lt;!-- Controller mapped to </text:span><text:span text:style-name="T13">/logout*</text:span><text:span text:style-name="T6"> by convention --&gt;</text:span></text:p>
          <text:p text:style-name="P12"><text:span text:style-name="T6">&lt;bean </text:span><text:span text:style-name="T8">class</text:span><text:span text:style-name="T7">=</text:span><text:span text:style-name="T9">“rewardsadmin.LogoutController”</text:span><text:span text:style-name="T6">/&gt;</text:span></text:p>
          <text:p text:style-name="P12"><text:span text:style-name="T6"/></text:p>
          <text:p text:style-name="P12"><text:span text:style-name="T6">&lt;!-- MultiActionController mapped to </text:span><text:span text:style-name="T13">/reward/*</text:span><text:span text:style-name="T6"> mapped by convention --&gt;</text:span></text:p>
          <text:p text:style-name="P12"><text:span text:style-name="T6">&lt;bean</text:span><text:span text:style-name="T7"> </text:span><text:span text:style-name="T8">class</text:span><text:span text:style-name="T7">=</text:span><text:span text:style-name="T9">“rewardsadmin.RewardController”</text:span><text:span text:style-name="T6">/&gt;</text:span></text:p>
          <draw:enhanced-geometry svg:viewBox="0 0 21600 21600" draw:type="rectangle" draw:enhanced-path="M 0 0 L 21600 0 21600 21600 0 21600 0 0 Z N"/>
        </draw:custom-shape>
        <draw:polyline draw:name="Line 5" draw:style-name="gr3" draw:text-style-name="P13" draw:id="id8" draw:layer="layout" svg:width="0cm" svg:height="1.269cm" svg:x="5.292cm" svg:y="13.288cm" svg:viewBox="0 0 0 1270" draw:points="0,1270 0,0">
          <text:p text:style-name="P6"/>
        </draw:polyline>
        <draw:custom-shape draw:name="Text Box 6" draw:style-name="gr4" draw:text-style-name="P5" draw:id="id9" draw:layer="layout" svg:width="17.181cm" svg:height="0.972cm" svg:x="2.579cm" svg:y="14.558cm">
          <text:p text:style-name="P14"><text:span text:style-name="T10">No bean name required; no explicit URL mappings required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7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vailable HandlerMapping Strategies</text:span></text:p>
              </text:list-item>
            </text:list>
            <text:list text:style-name="L4">
              <text:list-item>
                <text:p text:style-name="P8"><text:span text:style-name="T4">Chaining HandlerMappings</text:span></text:p>
              </text:list-item>
            </text:list>
            <text:list text:style-name="L4">
              <text:list-item>
                <text:p text:style-name="P8"><text:span text:style-name="T3">Handler Method Mapping Techniques</text:span></text:p>
              </text:list-item>
            </text:list>
            <text:list text:style-name="L4">
              <text:list-item>
                <text:p text:style-name="P8"><text:span text:style-name="T3">Resolving Handler Exceptions</text:span></text:p>
              </text:list-item>
            </text:list>
            <text:list text:style-name="L4">
              <text:list-item>
                <text:p text:style-name="P8"><text:span text:style-name="T3">Attaching Handler Interceptor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8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Chaining Handler Mapping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Chaining Handler Mapping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Multiple HandlerMapping strategies can be configur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For example: Simple, ControllerClass, BeanNam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he DispatcherServlet will iterate through them until a handler is found for the request</text:span></text:p>
              </text:list-item>
            </text:list>
            <text:list text:style-name="L4">
              <text:list-item>
                <text:p text:style-name="P8"><text:span text:style-name="T3">The iteration order can be configured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9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HandlerMapping Chaining Example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HandlerMapping Chaining Example</text:span></text:p>
          </draw:text-box>
        </draw:frame>
        <draw:custom-shape draw:name="Rectangle 4" draw:style-name="gr2" draw:text-style-name="P5" draw:layer="layout" svg:width="19.262cm" svg:height="13.335cm" svg:x="2.963cm" svg:y="3.81cm">
          <text:p text:style-name="P12"><text:span text:style-name="T6">&lt;bean</text:span><text:span text:style-name="T7"> </text:span><text:span text:style-name="T8">class</text:span><text:span text:style-name="T7">=</text:span><text:span text:style-name="T9">“org.springframework.web.servlet.handler.</text:span></text:p>
          <text:p text:style-name="P12"><text:span text:style-name="T9"><text:s text:c="23"/></text:span><text:span text:style-name="T9">SimpleUrlHandlerMapping”</text:span><text:span text:style-name="T6">&gt;</text:span></text:p>
          <text:p text:style-name="P12"><text:span text:style-name="T6"><text:s text:c="4"/></text:span><text:span text:style-name="T6">&lt;property</text:span><text:span text:style-name="T8"> name</text:span><text:span text:style-name="T7">=</text:span><text:span text:style-name="T9">“mappings”</text:span><text:span text:style-name="T6">&gt;</text:span></text:p>
          <text:p text:style-name="P12"><text:span text:style-name="T6"><text:s text:c="8"/></text:span><text:span text:style-name="T7">/explicitCustomMapping=myController</text:span></text:p>
          <text:p text:style-name="P12"><text:span text:style-name="T6"><text:s text:c="4"/></text:span><text:span text:style-name="T6">&lt;/property&gt;</text:span></text:p>
          <text:p text:style-name="P12"><text:span text:style-name="T6"><text:s text:c="4"/></text:span><text:span text:style-name="T6">&lt;property </text:span><text:span text:style-name="T8">name</text:span><text:span text:style-name="T7">=</text:span><text:span text:style-name="T9">“order” </text:span><text:span text:style-name="T8">value</text:span><text:span text:style-name="T7">=</text:span><text:span text:style-name="T9">“0”</text:span><text:span text:style-name="T6">/&gt;</text:span></text:p>
          <text:p text:style-name="P12"><text:span text:style-name="T6">&lt;/bean&gt;</text:span></text:p>
          <text:p text:style-name="P12"><text:span text:style-name="T6"/></text:p>
          <text:p text:style-name="P12"><text:span text:style-name="T6">&lt;bean</text:span><text:span text:style-name="T7"> </text:span><text:span text:style-name="T8">class</text:span><text:span text:style-name="T7">=</text:span><text:span text:style-name="T9">“org.springframework.web.servlet.mvc.support.</text:span></text:p>
          <text:p text:style-name="P12"><text:span text:style-name="T9"><text:s text:c="23"/></text:span><text:span text:style-name="T9">ControllerClassNameHandlerMapping”</text:span><text:span text:style-name="T6">&gt;</text:span></text:p>
          <text:p text:style-name="P12"><text:span text:style-name="T6"><text:s text:c="4"/></text:span><text:span text:style-name="T6">&lt;property </text:span><text:span text:style-name="T8">name</text:span><text:span text:style-name="T7">=</text:span><text:span text:style-name="T9">“order” </text:span><text:span text:style-name="T8">value</text:span><text:span text:style-name="T7">=</text:span><text:span text:style-name="T9">“1”</text:span><text:span text:style-name="T6">/&gt;</text:span></text:p>
          <text:p text:style-name="P12"><text:span text:style-name="T6">&lt;/bean&gt;</text:span></text:p>
          <text:p text:style-name="P12"><text:span text:style-name="T6"/></text:p>
          <text:p text:style-name="P12"><text:span text:style-name="T6">&lt;bean</text:span><text:span text:style-name="T7"> </text:span><text:span text:style-name="T8">class</text:span><text:span text:style-name="T7">=</text:span><text:span text:style-name="T9">“org.springframework.web.servlet.handler.</text:span></text:p>
          <text:p text:style-name="P12"><text:span text:style-name="T9"><text:s text:c="23"/></text:span><text:span text:style-name="T9">BeanNameUrlHandlerMapping”</text:span><text:span text:style-name="T6">&gt;</text:span></text:p>
          <text:p text:style-name="P12"><text:span text:style-name="T6"><text:s text:c="4"/></text:span><text:span text:style-name="T6">&lt;property </text:span><text:span text:style-name="T8">name</text:span><text:span text:style-name="T7">=</text:span><text:span text:style-name="T9">“order” </text:span><text:span text:style-name="T8">value</text:span><text:span text:style-name="T7">=</text:span><text:span text:style-name="T9">“2”</text:span><text:span text:style-name="T6">/&gt;</text:span></text:p>
          <text:p text:style-name="P12"><text:span text:style-name="T6">&lt;/bean&gt;</text:span></text:p>
          <draw:enhanced-geometry svg:viewBox="0 0 21600 21600" draw:type="rectangle" draw:enhanced-path="M 0 0 L 21600 0 21600 21600 0 21600 0 0 Z N"/>
        </draw:custom-shape>
        <draw:custom-shape draw:name="Text Box 6" draw:style-name="gr4" draw:text-style-name="P5" draw:id="id10" draw:layer="layout" svg:width="1.738cm" svg:height="0.972cm" svg:x="19.012cm" svg:y="7.344cm">
          <text:p text:style-name="P14"><text:span text:style-name="T10">First</text:span></text:p>
          <draw:enhanced-geometry svg:viewBox="0 0 21600 21600" draw:type="mso-spt202" draw:enhanced-path="M 0 0 L 21600 0 21600 21600 0 21600 0 0 Z N"/>
        </draw:custom-shape>
        <draw:polyline draw:name="Line 11" draw:style-name="gr5" draw:text-style-name="P13" draw:id="id11" draw:layer="layout" svg:width="4.656cm" svg:height="0cm" svg:x="14.315cm" svg:y="7.913cm" svg:viewBox="0 0 4657 0" draw:points="4657,0 0,0">
          <text:p text:style-name="P6"/>
        </draw:polyline>
        <draw:custom-shape draw:name="Text Box 9" draw:style-name="gr4" draw:text-style-name="P5" draw:id="id12" draw:layer="layout" svg:width="2.648cm" svg:height="0.972cm" svg:x="19.071cm" svg:y="10.999cm">
          <text:p text:style-name="P14"><text:span text:style-name="T10">Second</text:span></text:p>
          <draw:enhanced-geometry svg:viewBox="0 0 21600 21600" draw:type="mso-spt202" draw:enhanced-path="M 0 0 L 21600 0 21600 21600 0 21600 0 0 Z N"/>
        </draw:custom-shape>
        <draw:polyline draw:name="Line 12" draw:style-name="gr5" draw:text-style-name="P13" draw:id="id13" draw:layer="layout" svg:width="4.232cm" svg:height="0cm" svg:x="14.816cm" svg:y="11.568cm" svg:viewBox="0 0 4233 0" draw:points="4233,0 0,0">
          <text:p text:style-name="P6"/>
        </draw:polyline>
        <draw:custom-shape draw:name="Text Box 10" draw:style-name="gr4" draw:text-style-name="P5" draw:id="id14" draw:layer="layout" svg:width="1.95cm" svg:height="0.972cm" svg:x="19.145cm" svg:y="14.627cm">
          <text:p text:style-name="P14"><text:span text:style-name="T10">Third</text:span></text:p>
          <draw:enhanced-geometry svg:viewBox="0 0 21600 21600" draw:type="mso-spt202" draw:enhanced-path="M 0 0 L 21600 0 21600 21600 0 21600 0 0 Z N"/>
        </draw:custom-shape>
        <draw:polyline draw:name="Line 13" draw:style-name="gr5" draw:text-style-name="P13" draw:id="id15" draw:layer="layout" svg:width="4.444cm" svg:height="0cm" svg:x="14.682cm" svg:y="15.196cm" svg:viewBox="0 0 4445 0" draw:points="4445,0 0,0">
          <text:p text:style-name="P6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0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vailable HandlerMapping Strategies</text:span></text:p>
              </text:list-item>
            </text:list>
            <text:list text:style-name="L4">
              <text:list-item>
                <text:p text:style-name="P8"><text:span text:style-name="T3">Chaining HandlerMappings</text:span></text:p>
              </text:list-item>
            </text:list>
            <text:list text:style-name="L4">
              <text:list-item>
                <text:p text:style-name="P8"><text:span text:style-name="T4">Handler Method Mapping Techniques</text:span></text:p>
              </text:list-item>
            </text:list>
            <text:list text:style-name="L4">
              <text:list-item>
                <text:p text:style-name="P8"><text:span text:style-name="T3">Resolving Handler Exceptions</text:span></text:p>
              </text:list-item>
            </text:list>
            <text:list text:style-name="L4">
              <text:list-item>
                <text:p text:style-name="P8"><text:span text:style-name="T3">Attaching Handler Interceptor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1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Handler Method Mapping Technique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Handler Method Mapping Technique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Best practice often makes a single handler responsible for several related action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Especially for create-read-update-delete (CRUD) actio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For examp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A RewardController might create, show, update, and delete reward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2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Handler Method Mapping Techniques</text:p>
          </draw:text-box>
        </draw:frame>
        <draw:frame presentation:style-name="pr11" draw:text-style-name="P9" draw:layer="layout" svg:width="21.59cm" svg:height="12.066cm" svg:x="1.905cm" svg:y="4.867cm" presentation:class="outline" presentation:user-transformed="true">
          <draw:text-box>
            <text:list text:style-name="L4">
              <text:list-item>
                <text:p text:style-name="P8">Such multi-action handlers are typically mapped using wildcards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4">/reward/* or /reward/**</text:span></text:p>
                  </text:list-item>
                </text:list>
              </text:list-item>
            </text:list>
            <text:list text:style-name="L4">
              <text:list-item>
                <text:p text:style-name="P8">A common URL form is <text:span text:style-name="T14">${handler}/${action} like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4">/reward/new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4">/reward/show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4">/reward/updat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4">/reward/delete</text:span></text:p>
                  </text:list-item>
                </text:list>
              </text:list-item>
            </text:list>
            <text:list text:style-name="L4">
              <text:list-item>
                <text:p text:style-name="P8">The handler typically maps the requested ${action} to a method on itself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3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Example Action Mapping Sequence" draw:style-name="dp1" draw:master-page-name="Default">
        <draw:frame presentation:style-name="pr4" draw:text-style-name="P17" draw:layer="layout" svg:width="17.476cm" svg:height="2.999cm" svg:x="0.957cm" svg:y="0.225cm" presentation:class="title" presentation:user-transformed="true">
          <draw:text-box>
            <text:p text:style-name="P7">Example Action Mapping Sequence</text:p>
          </draw:text-box>
        </draw:frame>
        <draw:custom-shape draw:name="Rectangle 5" draw:style-name="gr6" draw:text-style-name="P19" draw:layer="layout" svg:width="5.08cm" svg:height="1.905cm" svg:x="2.54cm" svg:y="4.445cm">
          <text:p text:style-name="P18"><text:span text:style-name="T15">Dispatcher</text:span></text:p>
          <text:p text:style-name="P18"><text:span text:style-name="T15">Servlet</text:span></text:p>
          <draw:enhanced-geometry svg:viewBox="0 0 21600 21600" draw:type="rectangle" draw:enhanced-path="M 0 0 L 21600 0 21600 21600 0 21600 0 0 Z N"/>
        </draw:custom-shape>
        <draw:custom-shape draw:name="Rectangle 6" draw:style-name="gr7" draw:text-style-name="P19" draw:layer="layout" svg:width="6.139cm" svg:height="1.481cm" svg:x="8.043cm" svg:y="4.657cm">
          <text:p text:style-name="P18"><text:span text:style-name="T15">HandlerMapping</text:span></text:p>
          <draw:enhanced-geometry svg:viewBox="0 0 21600 21600" draw:type="rectangle" draw:enhanced-path="M 0 0 L 21600 0 21600 21600 0 21600 0 0 Z N"/>
        </draw:custom-shape>
        <draw:custom-shape draw:name="Rectangle 7" draw:style-name="gr8" draw:text-style-name="P19" draw:layer="layout" svg:width="9.102cm" svg:height="1.481cm" svg:x="14.605cm" svg:y="4.657cm">
          <text:p text:style-name="P18"><text:span text:style-name="T15">RewardMultiActionHandler</text:span></text:p>
          <draw:enhanced-geometry svg:viewBox="0 0 21600 21600" draw:type="rectangle" draw:enhanced-path="M 0 0 L 21600 0 21600 21600 0 21600 0 0 Z N"/>
        </draw:custom-shape>
        <draw:line draw:name="Line 8" draw:style-name="gr9" draw:text-style-name="P13" draw:layer="layout" svg:x1="5.08cm" svg:y1="6.35cm" svg:x2="5.08cm" svg:y2="17.357cm">
          <text:p text:style-name="P6"/>
        </draw:line>
        <draw:line draw:name="Line 9" draw:style-name="gr9" draw:text-style-name="P13" draw:layer="layout" svg:x1="11.218cm" svg:y1="6.138cm" svg:x2="11.218cm" svg:y2="17.145cm">
          <text:p text:style-name="P6"/>
        </draw:line>
        <draw:line draw:name="Line 10" draw:style-name="gr9" draw:text-style-name="P13" draw:layer="layout" svg:x1="19.05cm" svg:y1="6.138cm" svg:x2="19.05cm" svg:y2="17.145cm">
          <text:p text:style-name="P6"/>
        </draw:line>
        <draw:line draw:name="Line 11" draw:style-name="gr10" draw:text-style-name="P13" draw:layer="layout" svg:x1="0.847cm" svg:y1="8.255cm" svg:x2="5.08cm" svg:y2="8.255cm">
          <text:p text:style-name="P6"/>
        </draw:line>
        <draw:line draw:name="Line 12" draw:style-name="gr10" draw:text-style-name="P13" draw:layer="layout" svg:x1="5.08cm" svg:y1="9.102cm" svg:x2="11.218cm" svg:y2="9.102cm">
          <text:p text:style-name="P6"/>
        </draw:line>
        <draw:custom-shape draw:name="Text Box 13" draw:style-name="gr11" draw:text-style-name="P19" draw:layer="layout" svg:width="6.35cm" svg:height="0.972cm" svg:x="5.08cm" svg:y="9.102cm">
          <text:p text:style-name="P18"><text:span text:style-name="T7">getHandler(request)</text:span></text:p>
          <draw:enhanced-geometry svg:viewBox="0 0 21600 21600" draw:type="mso-spt202" draw:enhanced-path="M 0 0 L 21600 0 21600 21600 0 21600 0 0 Z N"/>
        </draw:custom-shape>
        <draw:line draw:name="Line 14" draw:style-name="gr10" draw:text-style-name="P13" draw:layer="layout" svg:x1="5.08cm" svg:y1="10.372cm" svg:x2="19.05cm" svg:y2="10.372cm">
          <text:p text:style-name="P6"/>
        </draw:line>
        <draw:custom-shape draw:name="Text Box 15" draw:style-name="gr12" draw:text-style-name="P19" draw:layer="layout" svg:width="6.35cm" svg:height="1.683cm" svg:x="11.853cm" svg:y="10.372cm">
          <text:p text:style-name="P18"><text:span text:style-name="T7">handleRequest</text:span></text:p>
          <text:p text:style-name="P18"><text:span text:style-name="T7">(request, response)</text:span></text:p>
          <draw:enhanced-geometry svg:viewBox="0 0 21600 21600" draw:type="mso-spt202" draw:enhanced-path="M 0 0 L 21600 0 21600 21600 0 21600 0 0 Z N"/>
        </draw:custom-shape>
        <draw:line draw:name="Line 16" draw:style-name="gr13" draw:text-style-name="P13" draw:layer="layout" svg:x1="19.05cm" svg:y1="14.393cm" svg:x2="5.08cm" svg:y2="14.393cm">
          <text:p text:style-name="P6"/>
        </draw:line>
        <draw:custom-shape draw:name="Text Box 17" draw:style-name="gr14" draw:text-style-name="P19" draw:layer="layout" svg:width="6.35cm" svg:height="0.972cm" svg:x="7.832cm" svg:y="14.393cm">
          <text:p text:style-name="P18"><text:span text:style-name="T16">result view</text:span></text:p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19" draw:layer="layout" svg:width="6.35cm" svg:height="0.972cm" svg:x="-0.423cm" svg:y="8.255cm">
          <text:p text:style-name="P18"><text:span text:style-name="T16">/reward/</text:span><text:span text:style-name="T17">update</text:span></text:p>
          <draw:enhanced-geometry svg:viewBox="0 0 21600 21600" draw:type="mso-spt202" draw:enhanced-path="M 0 0 L 21600 0 21600 21600 0 21600 0 0 Z N"/>
        </draw:custom-shape>
        <draw:line draw:name="Line 20" draw:style-name="gr16" draw:text-style-name="P13" draw:layer="layout" svg:x1="19.05cm" svg:y1="11.218cm" svg:x2="20.955cm" svg:y2="11.218cm">
          <text:p text:style-name="P6"/>
        </draw:line>
        <draw:line draw:name="Line 22" draw:style-name="gr16" draw:text-style-name="P13" draw:layer="layout" svg:x1="20.955cm" svg:y1="13.122cm" svg:x2="20.955cm" svg:y2="11.217cm">
          <text:p text:style-name="P6"/>
        </draw:line>
        <draw:line draw:name="Line 23" draw:style-name="gr17" draw:text-style-name="P13" draw:layer="layout" svg:x1="19.05cm" svg:y1="13.123cm" svg:x2="20.955cm" svg:y2="13.123cm">
          <text:p text:style-name="P6"/>
        </draw:line>
        <draw:custom-shape draw:name="Text Box 24" draw:style-name="gr18" draw:text-style-name="P20" draw:layer="layout" svg:width="3.598cm" svg:height="0.972cm" svg:x="20.955cm" svg:y="11.642cm">
          <text:p text:style-name="P14"><text:span text:style-name="T17">update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4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ulti Action Handlers with Spring MVC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Multi Action Handlers with Spring MVC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8">
              <text:list-item>
                <text:p text:style-name="P21"><text:span text:style-name="T3">To implement a multi-action handler in Spring MVC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3">Subclass MultiActionControlle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3">Configure the action method mapping strategy if desired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3">Implement your action method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3">Register the Controller with the DispatcherServlet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5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Basic MultiActionController Example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Basic MultiActionController Example</text:span></text:p>
          </draw:text-box>
        </draw:frame>
        <draw:custom-shape draw:name="Rectangle 4" draw:style-name="gr2" draw:text-style-name="P5" draw:layer="layout" svg:width="20.747cm" svg:height="13.123cm" svg:x="2.117cm" svg:y="4.022cm">
          <text:p text:style-name="P12"><text:span text:style-name="T8">public class </text:span><text:span text:style-name="T7">RewardController</text:span><text:span text:style-name="T8"> extends </text:span><text:span text:style-name="T7">MultiActionController {</text:span></text:p>
          <text:p text:style-name="P12"><text:span text:style-name="T8"/></text:p>
          <text:p text:style-name="P12"><text:span text:style-name="T8"><text:s text:c="4"/></text:span></text:p>
          <text:p text:style-name="P12"><text:span text:style-name="T8"><text:s text:c="4"/></text:span><text:span text:style-name="T8">public</text:span><text:span text:style-name="T7"> ModelAndView newForm(HttpServletRequest request, </text:span></text:p>
          <text:p text:style-name="P12"><text:span text:style-name="T7"><text:s text:c="12"/></text:span><text:span text:style-name="T7">HttpServletResponse response) </text:span><text:span text:style-name="T8">throws </text:span><text:span text:style-name="T7">Exception { <text:s/>… <text:s/></text:span></text:p>
          <text:p text:style-name="P12"><text:span text:style-name="T10"><text:s text:c="4"/></text:span><text:span text:style-name="T10">}</text:span></text:p>
          <text:p text:style-name="P12"><text:span text:style-name="T18"/></text:p>
          <text:p text:style-name="P12"><text:span text:style-name="T8"/></text:p>
          <text:p text:style-name="P12"><text:span text:style-name="T8"><text:s text:c="4"/></text:span><text:span text:style-name="T8">public</text:span><text:span text:style-name="T7"> ModelAndView create(HttpServletRequest request, </text:span></text:p>
          <text:p text:style-name="P12"><text:span text:style-name="T7"><text:s text:c="12"/></text:span><text:span text:style-name="T7">HttpServletResponse response) </text:span><text:span text:style-name="T8">throws </text:span><text:span text:style-name="T7">Exception { <text:s/>… </text:span></text:p>
          <text:p text:style-name="P12"><text:span text:style-name="T10"><text:s text:c="4"/></text:span><text:span text:style-name="T10">}</text:span></text:p>
          <text:p text:style-name="P12"><text:span text:style-name="T10"/></text:p>
          <text:p text:style-name="P12"><text:span text:style-name="T7"/></text:p>
          <text:p text:style-name="P12"><text:span text:style-name="T8"><text:s text:c="4"/></text:span><text:span text:style-name="T8">public</text:span><text:span text:style-name="T7"> ModelAndView show(HttpServletRequest request, </text:span></text:p>
          <text:p text:style-name="P12"><text:span text:style-name="T7"><text:s text:c="12"/></text:span><text:span text:style-name="T7">HttpServletResponse response) </text:span><text:span text:style-name="T8">throws </text:span><text:span text:style-name="T7">Exception { <text:s/>… </text:span></text:p>
          <text:p text:style-name="P12"><text:span text:style-name="T10"><text:s text:c="4"/></text:span><text:span text:style-name="T10">}</text:span></text:p>
          <text:p text:style-name="P12"><text:span text:style-name="T7">}</text:span></text:p>
          <draw:enhanced-geometry svg:viewBox="0 0 21600 21600" draw:type="rectangle" draw:enhanced-path="M 0 0 L 21600 0 21600 21600 0 21600 0 0 Z N"/>
        </draw:custom-shape>
        <draw:custom-shape draw:name="Text Box 8" draw:style-name="gr4" draw:text-style-name="P5" draw:id="id16" draw:layer="layout" svg:width="15.221cm" svg:height="0.972cm" svg:x="3.098cm" svg:y="5.354cm">
          <text:p text:style-name="P14"><text:span text:style-name="T19">http://localhost:8080/rewardsadmin/reward/newForm</text:span></text:p>
          <draw:enhanced-geometry svg:viewBox="0 0 21600 21600" draw:type="mso-spt202" draw:enhanced-path="M 0 0 L 21600 0 21600 21600 0 21600 0 0 Z N"/>
        </draw:custom-shape>
        <draw:custom-shape draw:name="Text Box 10" draw:style-name="gr4" draw:text-style-name="P5" draw:id="id17" draw:layer="layout" svg:width="14.353cm" svg:height="0.972cm" svg:x="3.143cm" svg:y="8.982cm">
          <text:p text:style-name="P14"><text:span text:style-name="T19">http://localhost:8080/rewardsadmin/reward/create</text:span></text:p>
          <draw:enhanced-geometry svg:viewBox="0 0 21600 21600" draw:type="mso-spt202" draw:enhanced-path="M 0 0 L 21600 0 21600 21600 0 21600 0 0 Z N"/>
        </draw:custom-shape>
        <draw:custom-shape draw:name="Text Box 11" draw:style-name="gr4" draw:text-style-name="P5" draw:id="id18" draw:layer="layout" svg:width="15.623cm" svg:height="0.972cm" svg:x="3.126cm" svg:y="12.663cm">
          <text:p text:style-name="P14"><text:span text:style-name="T19">http://localhost:8080/rewardsadmin/reward/show?id=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6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ethodNameResolver Strategie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MethodNameResolver Strategies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nternalPathMethodNameResolver (default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As shown in previous examp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Also provides configurable </text:span><text:span text:style-name="T20">prefix</text:span><text:span text:style-name="T3"> and </text:span><text:span text:style-name="T20">suffix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ParameterMethodNameResolv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Resolves parameter value (or name) to method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PropertiesMethodNameResolv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Allows for externalized 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Supports wildcards</text:span></text:p>
                  </text:list-item>
                </text:list>
              </text:list-item>
            </text:list>
          </draw:text-box>
        </draw:frame>
        <draw:custom-shape draw:name="Text Box 7" draw:style-name="gr19" draw:text-style-name="P5" draw:layer="layout" svg:width="16.106cm" svg:height="1.205cm" svg:x="4.396cm" svg:y="14.817cm">
          <text:p text:style-name="P14"><text:span text:style-name="T21">…</text:span><text:span text:style-name="T21">or implement your own custom strategy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7cm" svg:y="2.002cm" draw:page-number="17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  <draw:custom-shape draw:name="Slide Number Placeholder 3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rameterMethodNameResolver Example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22">ParameterMethodNameResolver Examples</text:span></text:p>
          </draw:text-box>
        </draw:frame>
        <draw:frame presentation:style-name="pr12" draw:text-style-name="P9" draw:layer="layout" svg:width="21.855cm" svg:height="10.183cm" svg:x="1.745cm" svg:y="5.071cm" presentation:class="outline" presentation:user-transformed="true">
          <draw:text-box>
            <text:list text:style-name="L4">
              <text:list-item>
                <text:p text:style-name="P8"><text:span text:style-name="T3">Using the </text:span><text:span text:style-name="T23">action</text:span><text:span text:style-name="T3"> parameter’s value (default)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3"/></text:p>
                  </text:list-item>
                </text:list>
              </text:list-item>
            </text:list>
            <text:list text:style-name="L4">
              <text:list-item>
                <text:p text:id="id19" text:style-name="P8"><text:span text:style-name="T3">Configured with a custom </text:span><text:span text:style-name="T23">paramName</text:span></text:p>
              </text:list-item>
            </text:list>
            <text:list text:style-name="L4">
              <text:list-item>
                <text:p text:style-name="P10"><text:span text:style-name="T3"/></text:p>
              </text:list-item>
            </text:list>
            <text:list text:style-name="L4">
              <text:list-item>
                <text:p text:style-name="P10"><text:span text:style-name="T3"/></text:p>
              </text:list-item>
            </text:list>
            <text:list text:style-name="L4">
              <text:list-item>
                <text:p text:id="id21" text:style-name="P8"><text:span text:style-name="T3">Configured with </text:span><text:span text:style-name="T23">methodParamNames</text:span><text:span text:style-name="T3"> mappings</text:span></text:p>
              </text:list-item>
            </text:list>
            <text:list text:style-name="L4">
              <text:list-item>
                <text:p text:style-name="P10"><text:span text:style-name="T3"/></text:p>
              </text:list-item>
            </text:list>
          </draw:text-box>
        </draw:frame>
        <draw:custom-shape draw:name="Text Box 4" draw:style-name="gr4" draw:text-style-name="P5" draw:layer="layout" svg:width="15.975cm" svg:height="0.972cm" svg:x="4.066cm" svg:y="6.562cm">
          <text:p text:style-name="P14"><text:span text:style-name="T19">http://localhost:8080/rewardsadmin/reward?action=new</text:span></text:p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5" draw:id="id20" draw:layer="layout" svg:width="16.398cm" svg:height="0.972cm" svg:x="4.067cm" svg:y="9.737cm">
          <text:p text:style-name="P14"><text:span text:style-name="T19">http://localhost:8080/rewardsadmin/reward?request=new</text:span></text:p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5" draw:id="id22" draw:layer="layout" svg:width="13.913cm" svg:height="0.972cm" svg:x="4.066cm" svg:y="13.335cm">
          <text:p text:style-name="P14"><text:span text:style-name="T19">http://localhost:8080/rewardsadmin/reward?new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18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  <draw:custom-shape draw:name="Slide Number Placeholder 3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ropertiesMethodNameResolver Example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22">PropertiesMethodNameResolver Example</text:span></text:p>
          </draw:text-box>
        </draw:frame>
        <draw:custom-shape draw:name="Rectangle 8" draw:style-name="gr20" draw:text-style-name="P5" draw:layer="layout" svg:width="9.737cm" svg:height="2.751cm" svg:x="13.758cm" svg:y="14.182cm">
          <text:p text:style-name="P24"><text:span text:style-name="T15">/reward/new*=newForm</text:span></text:p>
          <text:p text:style-name="P24"><text:span text:style-name="T15">/reward/create=create</text:span></text:p>
          <text:p text:style-name="P24"><text:span text:style-name="T15">/reward/show/*=show</text:span></text:p>
          <draw:enhanced-geometry svg:viewBox="0 0 21600 21600" draw:type="rectangle" draw:enhanced-path="M 0 0 L 21600 0 21600 21600 0 21600 0 0 Z N"/>
        </draw:custom-shape>
        <draw:custom-shape draw:name="Rectangle 9" draw:style-name="gr2" draw:text-style-name="P5" draw:layer="layout" svg:width="23.706cm" svg:height="8.678cm" svg:x="0.847cm" svg:y="4.445cm">
          <text:p text:style-name="P24"><text:span text:style-name="T24">&lt;bean</text:span><text:span text:style-name="T15"> </text:span><text:span text:style-name="T25">class</text:span><text:span text:style-name="T15">=</text:span><text:span text:style-name="T26">“rewardsadmin.RewardController”</text:span><text:span text:style-name="T24">&gt;</text:span></text:p>
          <text:p text:style-name="P24"><text:span text:style-name="T24"><text:s text:c="3"/></text:span><text:span text:style-name="T24">&lt;property</text:span><text:span text:style-name="T25"> name</text:span><text:span text:style-name="T15">=</text:span><text:span text:style-name="T26">“methodNameResolver”</text:span><text:span text:style-name="T24">&gt;</text:span></text:p>
          <text:p text:style-name="P24"><text:span text:style-name="T24"><text:s text:c="6"/></text:span><text:span text:style-name="T24">&lt;bean</text:span><text:span text:style-name="T15"> </text:span><text:span text:style-name="T25">class</text:span><text:span text:style-name="T15">=</text:span><text:span text:style-name="T26">“org.springframework.servlet.mvc.multiaction.</text:span></text:p>
          <text:p text:style-name="P24"><text:span text:style-name="T26"><text:s text:c="29"/></text:span><text:span text:style-name="T26">PropertiesMethodNameResolver”</text:span><text:span text:style-name="T24">&gt;</text:span></text:p>
          <text:p text:style-name="P24"><text:span text:style-name="T24"><text:s text:c="9"/></text:span><text:span text:style-name="T24">&lt;property</text:span><text:span text:style-name="T25"> name</text:span><text:span text:style-name="T15">=</text:span><text:span text:style-name="T26">“mappings”</text:span><text:span text:style-name="T24">&gt;</text:span></text:p>
          <text:p text:style-name="P24"><text:span text:style-name="T24"><text:s text:c="12"/></text:span><text:span text:style-name="T24">&lt;util:properties </text:span><text:span text:style-name="T25">location</text:span><text:span text:style-name="T15">=</text:span><text:span text:style-name="T26">“/WEB-INF/reward-actions.properties”</text:span><text:span text:style-name="T24">/&gt;</text:span></text:p>
          <text:p text:style-name="P24"><text:span text:style-name="T24"><text:s text:c="9"/></text:span><text:span text:style-name="T24">&lt;/property&gt;</text:span></text:p>
          <text:p text:style-name="P24"><text:span text:style-name="T24"><text:s text:c="6"/></text:span><text:span text:style-name="T24">&lt;/bean&gt;</text:span></text:p>
          <text:p text:style-name="P24"><text:span text:style-name="T24"><text:s text:c="3"/></text:span><text:span text:style-name="T24">&lt;/property&gt;</text:span></text:p>
          <text:p text:style-name="P24"><text:span text:style-name="T24">&lt;/bean&gt;</text:span></text:p>
          <draw:enhanced-geometry svg:viewBox="0 0 21600 21600" draw:type="rectangle" draw:enhanced-path="M 0 0 L 21600 0 21600 21600 0 21600 0 0 Z N"/>
        </draw:custom-shape>
        <draw:line draw:name="Line 11" draw:style-name="gr5" draw:text-style-name="P13" draw:layer="layout" svg:x1="17.568cm" svg:y1="9.525cm" svg:x2="17.568cm" svg:y2="14.182cm">
          <text:p text:style-name="P6"/>
        </draw:line>
        <presentation:notes draw:style-name="dp2">
          <draw:page-thumbnail draw:layer="layout" svg:width="13.335cm" svg:height="10.001cm" svg:x="3.497cm" svg:y="2.002cm" draw:page-number="19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  <draw:custom-shape draw:name="Slide Number Placeholder 3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Custom Action Method Mapping Example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Custom Action Method Mapping Example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uppose the following action method mappings are desir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GET /controller/new -&gt; newFor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POST /controller/new -&gt; cre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GET /controller/show/{id} -&gt; show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o apply custom method mappings, configure a custom MethodNameResolver on your MultiActionController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0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ing a Custom MethodNameResolver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Configuring a Custom MethodNameResolver</text:span></text:p>
          </draw:text-box>
        </draw:frame>
        <draw:custom-shape draw:name="Rectangle 5" draw:style-name="gr2" draw:text-style-name="P5" draw:layer="layout" svg:width="22.86cm" svg:height="4.021cm" svg:x="1.693cm" svg:y="4.657cm">
          <text:p text:style-name="P12"><text:span text:style-name="T8">public class </text:span><text:span text:style-name="T7">RewardController</text:span><text:span text:style-name="T8"> extends </text:span><text:span text:style-name="T7">MultiActionController {</text:span></text:p>
          <text:p text:style-name="P12"><text:span text:style-name="T8"><text:s text:c="4"/></text:span><text:span text:style-name="T8">public </text:span><text:span text:style-name="T7">RewardController(…) {</text:span></text:p>
          <text:p text:style-name="P12"><text:span text:style-name="T7"><text:s text:c="8"/></text:span><text:span text:style-name="T7">setMethodNameResolver(</text:span><text:span text:style-name="T8">new</text:span><text:span text:style-name="T7"> CustomMethodNameResolver());</text:span></text:p>
          <text:p text:style-name="P12"><text:span text:style-name="T7"><text:s text:c="4"/></text:span><text:span text:style-name="T7">} …</text:span></text:p>
          <text:p text:style-name="P12"><text:span text:style-name="T7">}</text:span></text:p>
          <draw:enhanced-geometry svg:viewBox="0 0 21600 21600" draw:type="rectangle" draw:enhanced-path="M 0 0 L 21600 0 21600 21600 0 21600 0 0 Z N"/>
        </draw:custom-shape>
        <draw:custom-shape draw:name="Text Box 6" draw:style-name="gr21" draw:text-style-name="P5" draw:layer="layout" svg:width="22.86cm" svg:height="7.506cm" svg:x="1.693cm" svg:y="8.89cm">
          <text:p text:style-name="P25"><text:span text:style-name="T8">public class </text:span><text:span text:style-name="T7">CustomMethodNameResolver</text:span><text:span text:style-name="T8"> implements </text:span><text:span text:style-name="T7">MethodNameResolver {</text:span></text:p>
          <text:p text:style-name="P25"><text:span text:style-name="T8"><text:s text:c="4"/></text:span><text:span text:style-name="T8">public </text:span><text:span text:style-name="T7">String getHandlerMethodName(HttpServletRequest request) {</text:span></text:p>
          <text:p text:style-name="P25"><text:span text:style-name="T8"><text:s text:c="8"/></text:span><text:span text:style-name="T8">if</text:span><text:span text:style-name="T7"> (actionEquals(</text:span><text:span text:style-name="T9">“new”</text:span><text:span text:style-name="T7">, request)) {</text:span></text:p>
          <text:p text:style-name="P25"><text:span text:style-name="T7"><text:s text:c="12"/></text:span><text:span text:style-name="T8">if</text:span><text:span text:style-name="T7"> (isGet(request))</text:span></text:p>
          <text:p text:style-name="P25"><text:span text:style-name="T8"><text:s text:c="16"/></text:span><text:span text:style-name="T8">return</text:span><text:span text:style-name="T7"> </text:span><text:span text:style-name="T9">“newForm”;</text:span></text:p>
          <text:p text:style-name="P25"><text:span text:style-name="T7"><text:s text:c="12"/></text:span><text:span text:style-name="T8">else if</text:span><text:span text:style-name="T7"> (isPost(request))</text:span></text:p>
          <text:p text:style-name="P25"><text:span text:style-name="T8"><text:s text:c="16"/></text:span><text:span text:style-name="T8">return</text:span><text:span text:style-name="T7"> </text:span><text:span text:style-name="T9">“create”</text:span><text:span text:style-name="T7">;</text:span></text:p>
          <text:p text:style-name="P25"><text:span text:style-name="T7"><text:s text:c="8"/></text:span><text:span text:style-name="T7">} …</text:span></text:p>
          <text:p text:style-name="P25"><text:span text:style-name="T7"><text:s text:c="4"/></text:span><text:span text:style-name="T7">}</text:span></text:p>
          <text:p text:style-name="P25"><text:span text:style-name="T7">}</text:span></text:p>
          <draw:enhanced-geometry svg:viewBox="0 0 21600 21600" draw:type="mso-spt202" draw:enhanced-path="M 0 0 L 21600 0 21600 21600 0 21600 0 0 Z N"/>
        </draw:custom-shape>
        <draw:polyline draw:name="Line 8" draw:style-name="gr3" draw:text-style-name="P13" draw:id="id23" draw:layer="layout" svg:width="0cm" svg:height="0.634cm" svg:x="14.605cm" svg:y="6.772cm" svg:viewBox="0 0 0 635" draw:points="0,635 0,0">
          <text:p text:style-name="P6"/>
        </draw:polyline>
        <draw:custom-shape draw:name="Text Box 9" draw:style-name="gr22" draw:text-style-name="P5" draw:id="id24" draw:layer="layout" svg:width="11.853cm" svg:height="0.972cm" svg:x="11.007cm" svg:y="7.408cm">
          <text:p text:style-name="P14"><text:span text:style-name="T10">Configure your custom method resolver</text:span></text:p>
          <draw:enhanced-geometry svg:viewBox="0 0 21600 21600" draw:type="mso-spt202" draw:enhanced-path="M 0 0 L 21600 0 21600 21600 0 21600 0 0 Z N"/>
        </draw:custom-shape>
        <draw:custom-shape draw:name="Text Box 10" draw:style-name="gr22" draw:text-style-name="P5" draw:id="id25" draw:layer="layout" svg:width="9.736cm" svg:height="1.683cm" svg:x="11.642cm" svg:y="12.488cm">
          <text:p text:style-name="P14"><text:span text:style-name="T10">Implement your custom method </text:span></text:p>
          <text:p text:style-name="P14"><text:span text:style-name="T10">resolution routine</text:span></text:p>
          <draw:enhanced-geometry svg:viewBox="0 0 21600 21600" draw:type="mso-spt202" draw:enhanced-path="M 0 0 L 21600 0 21600 21600 0 21600 0 0 Z N"/>
        </draw:custom-shape>
        <draw:polyline draw:name="Line 11" draw:style-name="gr3" draw:text-style-name="P13" draw:id="id26" draw:layer="layout" svg:width="1.269cm" svg:height="0.634cm" svg:x="10.372cm" svg:y="12.276cm" svg:viewBox="0 0 1270 635" draw:points="1270,635 0,0">
          <text:p text:style-name="P6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1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ustom MethodNameResolver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22">Custom MethodNameResolver</text:span></text:p>
          </draw:text-box>
        </draw:frame>
        <draw:custom-shape draw:name="Rectangle 3" draw:style-name="gr2" draw:text-style-name="P5" draw:layer="layout" svg:width="20.747cm" svg:height="13.123cm" svg:x="2.117cm" svg:y="4.022cm">
          <text:p text:style-name="P12"><text:span text:style-name="T8">public class </text:span><text:span text:style-name="T7">RewardController</text:span><text:span text:style-name="T8"> extends </text:span><text:span text:style-name="T7">MultiActionController {</text:span></text:p>
          <text:p text:style-name="P12"><text:span text:style-name="T8"/></text:p>
          <text:p text:style-name="P12"><text:span text:style-name="T8"><text:s text:c="4"/></text:span></text:p>
          <text:p text:style-name="P12"><text:span text:style-name="T8"><text:s text:c="4"/></text:span><text:span text:style-name="T8">public</text:span><text:span text:style-name="T7"> ModelAndView newForm(HttpServletRequest request, </text:span></text:p>
          <text:p text:style-name="P12"><text:span text:style-name="T7"><text:s text:c="12"/></text:span><text:span text:style-name="T7">HttpServletResponse response) </text:span><text:span text:style-name="T8">throws </text:span><text:span text:style-name="T7">Exception { … </text:span></text:p>
          <text:p text:style-name="P12"><text:span text:style-name="T10"><text:s text:c="4"/></text:span><text:span text:style-name="T10">}</text:span></text:p>
          <text:p text:style-name="P12"><text:span text:style-name="T18"/></text:p>
          <text:p text:style-name="P12"><text:span text:style-name="T8"/></text:p>
          <text:p text:style-name="P12"><text:span text:style-name="T8"><text:s text:c="4"/></text:span><text:span text:style-name="T8">public</text:span><text:span text:style-name="T7"> ModelAndView create(HttpServletRequest request, </text:span></text:p>
          <text:p text:style-name="P12"><text:span text:style-name="T7"><text:s text:c="12"/></text:span><text:span text:style-name="T7">HttpServletResponse response) </text:span><text:span text:style-name="T8">throws </text:span><text:span text:style-name="T7">Exception { …</text:span></text:p>
          <text:p text:style-name="P12"><text:span text:style-name="T10"><text:s text:c="4"/></text:span><text:span text:style-name="T10">}</text:span></text:p>
          <text:p text:style-name="P12"><text:span text:style-name="T10"/></text:p>
          <text:p text:style-name="P12"><text:span text:style-name="T7"/></text:p>
          <text:p text:style-name="P12"><text:span text:style-name="T8"><text:s text:c="4"/></text:span><text:span text:style-name="T8">public</text:span><text:span text:style-name="T7"> ModelAndView show(HttpServletRequest request, </text:span></text:p>
          <text:p text:style-name="P12"><text:span text:style-name="T7"><text:s text:c="12"/></text:span><text:span text:style-name="T7">HttpServletResponse response) </text:span><text:span text:style-name="T8">throws </text:span><text:span text:style-name="T7">Exception { …</text:span></text:p>
          <text:p text:style-name="P12"><text:span text:style-name="T10"><text:s text:c="4"/></text:span><text:span text:style-name="T10">}</text:span></text:p>
          <text:p text:style-name="P12"><text:span text:style-name="T7">}</text:span></text:p>
          <draw:enhanced-geometry svg:viewBox="0 0 21600 21600" draw:type="rectangle" draw:enhanced-path="M 0 0 L 21600 0 21600 21600 0 21600 0 0 Z N"/>
        </draw:custom-shape>
        <draw:custom-shape draw:name="Text Box 4" draw:style-name="gr4" draw:text-style-name="P5" draw:id="id27" draw:layer="layout" svg:width="15.331cm" svg:height="0.972cm" svg:x="3.178cm" svg:y="5.318cm">
          <text:p text:style-name="P14"><text:span text:style-name="T27">GET</text:span><text:span text:style-name="T19"> http://localhost:8080/rewardsadmin/reward/</text:span><text:span text:style-name="T27">new</text:span></text:p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5" draw:id="id28" draw:layer="layout" svg:width="15.754cm" svg:height="0.972cm" svg:x="3.1cm" svg:y="8.998cm">
          <text:p text:style-name="P14"><text:span text:style-name="T27">POST</text:span><text:span text:style-name="T19"> http://localhost:8080/rewardsadmin/reward/</text:span><text:span text:style-name="T27">new</text:span></text:p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5" draw:id="id29" draw:layer="layout" svg:width="16.076cm" svg:height="0.972cm" svg:x="3.12cm" svg:y="12.653cm">
          <text:p text:style-name="P14"><text:span text:style-name="T19">GET http://localhost:8080/rewardsadmin/reward/show/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2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vailable HandlerMapping Strategies</text:span></text:p>
              </text:list-item>
            </text:list>
            <text:list text:style-name="L4">
              <text:list-item>
                <text:p text:style-name="P8"><text:span text:style-name="T3">Chaining HandlerMappings</text:span></text:p>
              </text:list-item>
            </text:list>
            <text:list text:style-name="L4">
              <text:list-item>
                <text:p text:style-name="P8"><text:span text:style-name="T3">Handler Method Mapping Techniques</text:span></text:p>
              </text:list-item>
            </text:list>
            <text:list text:style-name="L4">
              <text:list-item>
                <text:p text:style-name="P8"><text:span text:style-name="T4">Resolving Handler Exceptions</text:span></text:p>
              </text:list-item>
            </text:list>
            <text:list text:style-name="L4">
              <text:list-item>
                <text:p text:style-name="P8"><text:span text:style-name="T3">Attaching Handler Interceptor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3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Resolving Handler Exception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Resolving Handler Exception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By default exceptions thrown by handlers propagat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The user will see a stack trace in their brows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solve exceptions to error views by registering a HandlerExceptionResolver with the DispatcherServlet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4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imple Exception Handler Example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imple Exception Handler Example</text:p>
          </draw:text-box>
        </draw:frame>
        <draw:custom-shape draw:name="Rectangle 4" draw:style-name="gr23" draw:text-style-name="P5" draw:layer="layout" svg:width="23.283cm" svg:height="7.938cm" svg:x="1.482cm" svg:y="5.503cm">
          <text:p text:style-name="P26"><text:span text:style-name="T28">&lt;bean</text:span><text:span text:style-name="T29"> </text:span><text:span text:style-name="T18">class</text:span><text:span text:style-name="T29">=</text:span><text:span text:style-name="T19">“org.springframework.web.servlet.handler.</text:span></text:p>
          <text:p text:style-name="P26"><text:span text:style-name="T19"><text:s text:c="23"/></text:span><text:span text:style-name="T19">SimpleMappingExceptionResolver”</text:span><text:span text:style-name="T28">&gt;</text:span></text:p>
          <text:p text:style-name="P26"><text:span text:style-name="T28"><text:s text:c="4"/></text:span><text:span text:style-name="T28">&lt;property</text:span><text:span text:style-name="T29"> </text:span><text:span text:style-name="T18">name</text:span><text:span text:style-name="T29">=</text:span><text:span text:style-name="T19">“exceptionMappings”</text:span><text:span text:style-name="T28">&gt;</text:span></text:p>
          <text:p text:style-name="P26"><text:span text:style-name="T28"><text:s text:c="8"/></text:span><text:span text:style-name="T28">&lt;map&gt;</text:span></text:p>
          <text:p text:style-name="P26"><text:span text:style-name="T28"><text:s text:c="12"/></text:span><text:span text:style-name="T28">&lt;entry </text:span><text:span text:style-name="T18">key</text:span><text:span text:style-name="T29">=</text:span><text:span text:style-name="T19">“DataAccessException</text:span><text:span text:style-name="T28">” </text:span><text:span text:style-name="T18">value</text:span><text:span text:style-name="T29">=</text:span><text:span text:style-name="T19">“databaseDown”</text:span><text:span text:style-name="T28">/&gt;</text:span></text:p>
          <text:p text:style-name="P26"><text:span text:style-name="T28"><text:s text:c="12"/></text:span><text:span text:style-name="T28">&lt;entry </text:span><text:span text:style-name="T18">key</text:span><text:span text:style-name="T29">=</text:span><text:span text:style-name="T19">“AccessDeniedException</text:span><text:span text:style-name="T28">” </text:span><text:span text:style-name="T18">value</text:span><text:span text:style-name="T29">=</text:span><text:span text:style-name="T19">“accessDenied”</text:span><text:span text:style-name="T28">/&gt;</text:span></text:p>
          <text:p text:style-name="P26"><text:span text:style-name="T28"><text:s text:c="8"/></text:span><text:span text:style-name="T28">&lt;/map&gt;</text:span></text:p>
          <text:p text:style-name="P26"><text:span text:style-name="T28"><text:s text:c="4"/></text:span><text:span text:style-name="T28">&lt;/property&gt;</text:span></text:p>
          <text:p text:style-name="P26"><text:span text:style-name="T28"><text:s text:c="4"/></text:span><text:span text:style-name="T28">&lt;property</text:span><text:span text:style-name="T29"> </text:span><text:span text:style-name="T18">name</text:span><text:span text:style-name="T29">=</text:span><text:span text:style-name="T19">“defaultErrorView” </text:span><text:span text:style-name="T18">value</text:span><text:span text:style-name="T29">=</text:span><text:span text:style-name="T19">“error”</text:span><text:span text:style-name="T28">/&gt;</text:span></text:p>
          <text:p text:style-name="P26"><text:span text:style-name="T28">&lt;/bean&gt;</text:span></text:p>
          <draw:enhanced-geometry svg:viewBox="0 0 21600 21600" draw:type="rectangle" draw:enhanced-path="M 0 0 L 21600 0 21600 21600 0 21600 0 0 Z N"/>
        </draw:custom-shape>
        <draw:custom-shape draw:name="Text Box 5" draw:style-name="gr24" draw:text-style-name="P5" draw:layer="layout" svg:width="11.642cm" svg:height="0.972cm" svg:x="1.27cm" svg:y="4.445cm">
          <text:p text:style-name="P14"><text:span text:style-name="T7">/WEB-INF/dispatcher-servlet-config.xml</text:span></text:p>
          <draw:enhanced-geometry svg:viewBox="0 0 21600 21600" draw:type="mso-spt202" draw:enhanced-path="M 0 0 L 21600 0 21600 21600 0 21600 0 0 Z N"/>
        </draw:custom-shape>
        <draw:polyline draw:name="Line 9" draw:style-name="gr3" draw:text-style-name="P13" draw:id="id31" draw:layer="layout" svg:width="1.481cm" svg:height="1.269cm" svg:x="13.149cm" svg:y="12.228cm" svg:viewBox="0 0 1482 1270" draw:points="0,1270 1482,0">
          <text:p text:style-name="P6"/>
        </draw:polyline>
        <draw:custom-shape draw:name="Text Box 10" draw:style-name="gr22" draw:text-style-name="P5" draw:id="id32" draw:layer="layout" svg:width="12.7cm" svg:height="0.972cm" svg:x="6.799cm" svg:y="13.498cm">
          <text:p text:style-name="P14"><text:span text:style-name="T10">Rendered if no other mapping was found</text:span></text:p>
          <draw:enhanced-geometry svg:viewBox="0 0 21600 21600" draw:type="mso-spt202" draw:enhanced-path="M 0 0 L 21600 0 21600 21600 0 21600 0 0 Z N"/>
        </draw:custom-shape>
        <draw:g draw:name="Group 13" draw:id="id30">
          <draw:line draw:name="Line 12" draw:style-name="gr5" draw:text-style-name="P13" draw:layer="layout" svg:x1="21.802cm" svg:y1="8.255cm" svg:x2="21.378cm" svg:y2="9.102cm">
            <text:p text:style-name="P6"/>
          </draw:line>
          <draw:custom-shape draw:name="Text Box 11" draw:style-name="gr22" draw:text-style-name="P5" draw:layer="layout" svg:width="8.679cm" svg:height="1.683cm" svg:x="16.298cm" svg:y="6.447cm">
            <text:p text:style-name="P14"><text:span text:style-name="T10">A ViewResolver will resolve these names to View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5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vailable HandlerMapping Strategies</text:span></text:p>
              </text:list-item>
            </text:list>
            <text:list text:style-name="L4">
              <text:list-item>
                <text:p text:style-name="P8"><text:span text:style-name="T3">Chaining HandlerMappings</text:span></text:p>
              </text:list-item>
            </text:list>
            <text:list text:style-name="L4">
              <text:list-item>
                <text:p text:style-name="P8"><text:span text:style-name="T3">Handler Method Mapping Techniques</text:span></text:p>
              </text:list-item>
            </text:list>
            <text:list text:style-name="L4">
              <text:list-item>
                <text:p text:style-name="P8"><text:span text:style-name="T3">Catching Handler Exceptions</text:span></text:p>
              </text:list-item>
            </text:list>
            <text:list text:style-name="L4">
              <text:list-item>
                <text:p text:style-name="P8"><text:span text:style-name="T4">Attaching Handler Interceptor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6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Attaching HandlerInterceptor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Attaching HandlerInterceptors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Specific groups of handlers can have their <text:s/>execution intercepted</text:p>
              </text:list-item>
            </text:list>
            <text:list text:style-name="L4">
              <text:list-item>
                <text:list>
                  <text:list-item>
                    <text:p text:style-name="P11">Allows for applying pre and post-processing aspects</text:p>
                  </text:list-item>
                </text:list>
              </text:list-item>
            </text:list>
            <text:list text:style-name="L4">
              <text:list-item>
                <text:p text:style-name="P8">Especially useful for</text:p>
              </text:list-item>
            </text:list>
            <text:list text:style-name="L4">
              <text:list-item>
                <text:list>
                  <text:list-item>
                    <text:p text:style-name="P11">Authorization check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Centralized handling of application excep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Factoring out common handler code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7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Handler Interception Points" draw:style-name="dp1" draw:master-page-name="Default">
        <draw:frame presentation:style-name="pr4" draw:text-style-name="P17" draw:layer="layout" svg:width="17.476cm" svg:height="2.753cm" svg:x="0.957cm" svg:y="0.225cm" presentation:class="title" presentation:user-transformed="true">
          <draw:text-box>
            <text:p text:style-name="P7">Handler Interception Points</text:p>
          </draw:text-box>
        </draw:frame>
        <draw:custom-shape draw:name="Rectangle 3" draw:style-name="gr25" draw:text-style-name="P19" draw:layer="layout" svg:width="6.773cm" svg:height="3.598cm" svg:x="5.08cm" svg:y="7.197cm">
          <text:p text:style-name="P18"><text:span text:style-name="T15">Dispatcher</text:span></text:p>
          <text:p text:style-name="P18"><text:span text:style-name="T15">Servlet</text:span></text:p>
          <draw:enhanced-geometry svg:viewBox="0 0 21600 21600" draw:type="rectangle" draw:enhanced-path="M 0 0 L 21600 0 21600 21600 0 21600 0 0 Z N"/>
        </draw:custom-shape>
        <draw:custom-shape draw:name="Rectangle 4" draw:style-name="gr26" draw:text-style-name="P19" draw:layer="layout" svg:width="6.562cm" svg:height="2.328cm" svg:x="17.145cm" svg:y="7.832cm">
          <text:p text:style-name="P18"><text:span text:style-name="T30">Handler</text:span></text:p>
          <draw:enhanced-geometry svg:viewBox="0 0 21600 21600" draw:type="rectangle" draw:enhanced-path="M 0 0 L 21600 0 21600 21600 0 21600 0 0 Z N"/>
        </draw:custom-shape>
        <draw:custom-shape draw:name="Rectangle 5" draw:style-name="gr27" draw:text-style-name="P19" draw:layer="layout" svg:width="6.562cm" svg:height="2.54cm" svg:x="5.08cm" svg:y="13.123cm">
          <text:p text:style-name="P18"><text:span text:style-name="T30">View</text:span></text:p>
          <draw:enhanced-geometry svg:viewBox="0 0 21600 21600" draw:type="rectangle" draw:enhanced-path="M 0 0 L 21600 0 21600 21600 0 21600 0 0 Z N"/>
        </draw:custom-shape>
        <draw:g draw:name="Group 6">
          <draw:line draw:name="Line 7" draw:style-name="gr10" draw:text-style-name="P13" draw:layer="layout" svg:x1="1.481cm" svg:y1="8.889cm" svg:x2="5.08cm" svg:y2="8.889cm">
            <text:p text:style-name="P6"/>
          </draw:line>
          <draw:custom-shape draw:name="Text Box 8" draw:style-name="gr28" draw:text-style-name="P19" draw:layer="layout" svg:width="5.292cm" svg:height="0.972cm" svg:x="0.423cm" svg:y="8.043cm">
            <text:p text:style-name="P18"><text:span text:style-name="T16">request</text:span></text:p>
            <draw:enhanced-geometry svg:viewBox="0 0 21600 21600" draw:type="mso-spt202" draw:enhanced-path="M 0 0 L 21600 0 21600 21600 0 21600 0 0 Z N"/>
          </draw:custom-shape>
        </draw:g>
        <draw:g draw:name="Group 9">
          <draw:line draw:name="Line 10" draw:style-name="gr10" draw:text-style-name="P13" draw:layer="layout" svg:x1="11.854cm" svg:y1="8.678cm" svg:x2="17.146cm" svg:y2="8.678cm">
            <text:p text:style-name="P6"/>
          </draw:line>
          <draw:custom-shape draw:name="Text Box 11" draw:style-name="gr29" draw:text-style-name="P19" draw:layer="layout" svg:width="5.715cm" svg:height="0.972cm" svg:x="11.642cm" svg:y="7.832cm">
            <text:p text:style-name="P18"><text:span text:style-name="T16">dispatch request</text:span></text:p>
            <draw:enhanced-geometry svg:viewBox="0 0 21600 21600" draw:type="mso-spt202" draw:enhanced-path="M 0 0 L 21600 0 21600 21600 0 21600 0 0 Z N"/>
          </draw:custom-shape>
        </draw:g>
        <draw:g draw:name="Group 12">
          <draw:line draw:name="Line 13" draw:style-name="gr13" draw:text-style-name="P13" draw:layer="layout" svg:x1="16.933cm" svg:y1="9.737cm" svg:x2="11.853cm" svg:y2="9.737cm">
            <text:p text:style-name="P6"/>
          </draw:line>
          <draw:custom-shape draw:name="Text Box 14" draw:style-name="gr30" draw:text-style-name="P19" draw:layer="layout" svg:width="2.752cm" svg:height="1.683cm" svg:x="13.123cm" svg:y="9.737cm">
            <text:p text:style-name="P18"><text:span text:style-name="T16">result view</text:span></text:p>
            <draw:enhanced-geometry svg:viewBox="0 0 21600 21600" draw:type="mso-spt202" draw:enhanced-path="M 0 0 L 21600 0 21600 21600 0 21600 0 0 Z N"/>
          </draw:custom-shape>
        </draw:g>
        <draw:g draw:name="Group 15">
          <draw:line draw:name="Line 16" draw:style-name="gr10" draw:text-style-name="P13" draw:layer="layout" svg:x1="9.101cm" svg:y1="10.795cm" svg:x2="9.101cm" svg:y2="13.123cm">
            <text:p text:style-name="P6"/>
          </draw:line>
          <draw:custom-shape draw:name="Text Box 17" draw:style-name="gr31" draw:text-style-name="P19" draw:layer="layout" svg:width="7.408cm" svg:height="0.972cm" svg:x="5.503cm" svg:y="11.429cm">
            <text:p text:style-name="P18"><text:span text:style-name="T16">render</text:span></text:p>
            <draw:enhanced-geometry svg:viewBox="0 0 21600 21600" draw:type="mso-spt202" draw:enhanced-path="M 0 0 L 21600 0 21600 21600 0 21600 0 0 Z N"/>
          </draw:custom-shape>
        </draw:g>
        <draw:g draw:name="Group 26" draw:id="id35">
          <draw:custom-shape draw:name="Text Box 20" draw:style-name="gr32" draw:text-style-name="P20" draw:layer="layout" svg:width="5.715cm" svg:height="0.972cm" svg:x="0.635cm" svg:y="11.218cm">
            <text:p text:style-name="P14"><text:span text:style-name="T10">afterCompletion</text:span></text:p>
            <draw:enhanced-geometry svg:viewBox="0 0 21600 21600" draw:type="mso-spt202" draw:enhanced-path="M 0 0 L 21600 0 21600 21600 0 21600 0 0 Z N"/>
          </draw:custom-shape>
          <draw:line draw:name="Line 21" draw:style-name="gr33" draw:text-style-name="P13" draw:layer="layout" svg:x1="6.35cm" svg:y1="11.852cm" svg:x2="8.043cm" svg:y2="11.429cm">
            <text:p text:style-name="P6"/>
          </draw:line>
        </draw:g>
        <draw:g draw:name="Group 25" draw:id="id34">
          <draw:custom-shape draw:name="Text Box 19" draw:style-name="gr34" draw:text-style-name="P20" draw:layer="layout" svg:width="4.233cm" svg:height="0.972cm" svg:x="12.488cm" svg:y="12.912cm">
            <text:p text:style-name="P14"><text:span text:style-name="T10">postHandle</text:span></text:p>
            <draw:enhanced-geometry svg:viewBox="0 0 21600 21600" draw:type="mso-spt202" draw:enhanced-path="M 0 0 L 21600 0 21600 21600 0 21600 0 0 Z N"/>
          </draw:custom-shape>
          <draw:line draw:name="Line 22" draw:style-name="gr33" draw:text-style-name="P13" draw:layer="layout" svg:x1="14.392cm" svg:y1="12.911cm" svg:x2="12.487cm" svg:y2="9.736cm">
            <text:p text:style-name="P6"/>
          </draw:line>
        </draw:g>
        <draw:g draw:name="Group 24" draw:id="id33">
          <draw:custom-shape draw:name="Text Box 18" draw:style-name="gr35" draw:text-style-name="P20" draw:layer="layout" svg:width="3.81cm" svg:height="0.972cm" svg:x="11.853cm" svg:y="4.233cm">
            <text:p text:style-name="P14"><text:span text:style-name="T10">preHandle</text:span></text:p>
            <draw:enhanced-geometry svg:viewBox="0 0 21600 21600" draw:type="mso-spt202" draw:enhanced-path="M 0 0 L 21600 0 21600 21600 0 21600 0 0 Z N"/>
          </draw:custom-shape>
          <draw:line draw:name="Line 23" draw:style-name="gr5" draw:text-style-name="P13" draw:layer="layout" svg:x1="13.757cm" svg:y1="5.292cm" svg:x2="11.852cm" svg:y2="8.467cm">
            <text:p text:style-name="P6"/>
          </draw:line>
        </draw:g>
        <draw:line draw:name="Line 27" draw:style-name="gr36" draw:text-style-name="P13" draw:layer="layout" svg:x1="8.043cm" svg:y1="13.123cm" svg:x2="8.043cm" svg:y2="10.795cm">
          <text:p text:style-name="P6"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8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Implementing a HandlerInterceptor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Implementing a HandlerInterceptor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mplement the HandlerInterceptor interfac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Consider extending from HandlerInterceptorAdapter and overriding the callbacks you need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gister your interceptor with the HandlerMapping for the handlers you wish to intercept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9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Handler Interceptor Interface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Handler Interceptor Interface</text:p>
          </draw:text-box>
        </draw:frame>
        <draw:custom-shape draw:name="Rectangle 3" draw:style-name="gr23" draw:text-style-name="P5" draw:layer="layout" svg:width="22.648cm" svg:height="11.642cm" svg:x="2.117cm" svg:y="4.868cm">
          <text:p text:style-name="P27"><text:span text:style-name="T31">public interface </text:span><text:span text:style-name="T32">HandlerInterceptor {</text:span></text:p>
          <text:p text:style-name="P27"><text:span text:style-name="T32"/></text:p>
          <text:p text:style-name="P27"><text:span text:style-name="T32"><text:s text:c="4"/></text:span><text:span text:style-name="T31">boolean </text:span><text:span text:style-name="T32">preHandle(HttpServletRequest request, HttpServletResponse response, Object handler);</text:span></text:p>
          <text:p text:style-name="P27"><text:span text:style-name="T32"/></text:p>
          <text:p text:style-name="P27"><text:span text:style-name="T32"/></text:p>
          <text:p text:style-name="P27"><text:span text:style-name="T32"><text:s text:c="4"/></text:span><text:span text:style-name="T31">void </text:span><text:span text:style-name="T32">postHandle(HttpServletRequest request, HttpServletResponse response, Object handler, ModelAndView result);</text:span></text:p>
          <text:p text:style-name="P27"><text:span text:style-name="T32"/></text:p>
          <text:p text:style-name="P27"><text:span text:style-name="T32"/></text:p>
          <text:p text:style-name="P27"><text:span text:style-name="T32"><text:s text:c="4"/></text:span><text:span text:style-name="T31">void </text:span><text:span text:style-name="T32">afterCompletion(HttpServletRequest request, HttpServletResponse response, Object handler, Exception e); </text:span></text:p>
          <text:p text:style-name="P27"><text:span text:style-name="T32"/></text:p>
          <text:p text:style-name="P27"><text:span text:style-name="T32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0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Registering a HandlerInterceptor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22">Registering a HandlerInterceptor</text:span></text:p>
          </draw:text-box>
        </draw:frame>
        <draw:frame presentation:style-name="pr13" draw:text-style-name="P9" draw:layer="layout" svg:width="21.59cm" svg:height="13.336cm" svg:x="1.905cm" svg:y="3.809cm" presentation:class="outline" presentation:user-transformed="true">
          <draw:text-box>
            <text:list text:style-name="L11">
              <text:list-item>
                <text:p text:style-name="P28"><text:span text:style-name="T33">&lt;bean</text:span><text:span text:style-name="T34"> </text:span><text:span text:style-name="T35">class</text:span><text:span text:style-name="T34">=</text:span><text:span text:style-name="T36">“org.springframework.web.servlet.handler.SimpleUrlHandlerMapping”</text:span><text:span text:style-name="T33">&gt;</text:span></text:p>
              </text:list-item>
            </text:list>
            <text:list text:style-name="L11">
              <text:list-item>
                <text:p text:style-name="P28"><text:span text:style-name="T33"><text:s text:c="4"/></text:span><text:span text:style-name="T33">&lt;property</text:span><text:span text:style-name="T35"> name</text:span><text:span text:style-name="T34">=</text:span><text:span text:style-name="T36">“mappings”</text:span><text:span text:style-name="T33">&gt;</text:span></text:p>
              </text:list-item>
            </text:list>
            <text:list text:style-name="L11">
              <text:list-item>
                <text:p text:style-name="P28"><text:span text:style-name="T33"><text:s text:c="8"/></text:span><text:span text:style-name="T33">&lt;value&gt;</text:span></text:p>
              </text:list-item>
            </text:list>
            <text:list text:style-name="L12">
              <text:list-item>
                <text:p text:style-name="P28"><text:span text:style-name="T34"><text:s text:c="12"/></text:span><text:span text:style-name="T34">/reward/**=rewardController</text:span></text:p>
              </text:list-item>
            </text:list>
            <text:list text:style-name="L11">
              <text:list-item>
                <text:p text:style-name="P28"><text:span text:style-name="T33"><text:s text:c="7"/></text:span><text:span text:style-name="T33">&lt;/value&gt;</text:span></text:p>
              </text:list-item>
            </text:list>
            <text:list text:style-name="L11">
              <text:list-item>
                <text:p text:style-name="P28"><text:span text:style-name="T33"><text:s text:c="3"/></text:span><text:span text:style-name="T33">&lt;/property&gt;</text:span></text:p>
              </text:list-item>
            </text:list>
            <text:list text:style-name="L11">
              <text:list-item>
                <text:p text:style-name="P28"><text:span text:style-name="T33"><text:s text:c="3"/></text:span><text:span text:style-name="T33">&lt;property</text:span><text:span text:style-name="T35"> name</text:span><text:span text:style-name="T34">=</text:span><text:span text:style-name="T36">“interceptors”</text:span><text:span text:style-name="T33">&gt;</text:span></text:p>
              </text:list-item>
            </text:list>
            <text:list text:style-name="L11">
              <text:list-item>
                <text:p text:style-name="P28"><text:span text:style-name="T33"><text:s text:c="7"/></text:span><text:span text:style-name="T33">&lt;bean </text:span><text:span text:style-name="T35">class</text:span><text:span text:style-name="T34">=</text:span><text:span text:style-name="T36">“ExceptionLoggingHandlerInterceptor”</text:span><text:span text:style-name="T33">/&gt;</text:span></text:p>
              </text:list-item>
            </text:list>
            <text:list text:style-name="L11">
              <text:list-item>
                <text:p text:style-name="P28"><text:span text:style-name="T33"><text:s text:c="3"/></text:span><text:span text:style-name="T33">&lt;/property&gt;</text:span></text:p>
              </text:list-item>
            </text:list>
            <text:list text:style-name="L11">
              <text:list-item>
                <text:p text:style-name="P28"><text:span text:style-name="T33">&lt;/bean&gt;</text:span></text:p>
              </text:list-item>
            </text:list>
            <text:list text:style-name="L11">
              <text:list-item>
                <text:p text:style-name="P28"><text:span text:style-name="T37"/></text:p>
              </text:list-item>
            </text:list>
            <text:list text:style-name="L11">
              <text:list-item>
                <text:p text:style-name="P28"><text:span text:style-name="T33">&lt;bean</text:span><text:span text:style-name="T34"> </text:span><text:span text:style-name="T35">class</text:span><text:span text:style-name="T34">=</text:span><text:span text:style-name="T36">“org.springframework.web.servlet.handler.SimpleUrlHandlerMapping”</text:span><text:span text:style-name="T33">&gt;</text:span></text:p>
              </text:list-item>
            </text:list>
            <text:list text:style-name="L11">
              <text:list-item>
                <text:p text:style-name="P28"><text:span text:style-name="T33"><text:s text:c="4"/></text:span><text:span text:style-name="T33">&lt;property</text:span><text:span text:style-name="T35"> name</text:span><text:span text:style-name="T34">=</text:span><text:span text:style-name="T36">“mappings”</text:span><text:span text:style-name="T33">&gt;</text:span></text:p>
              </text:list-item>
            </text:list>
            <text:list text:style-name="L11">
              <text:list-item>
                <text:p text:style-name="P28"><text:span text:style-name="T33"><text:s text:c="8"/></text:span><text:span text:style-name="T33">&lt;value&gt;</text:span></text:p>
              </text:list-item>
            </text:list>
            <text:list text:style-name="L11">
              <text:list-item>
                <text:p text:style-name="P28"><text:span text:style-name="T33"><text:s text:c="12"/></text:span><text:span text:style-name="T34">/login=loginController</text:span></text:p>
              </text:list-item>
            </text:list>
            <text:list text:style-name="L12">
              <text:list-item>
                <text:p text:style-name="P28"><text:span text:style-name="T34"><text:s text:c="12"/></text:span><text:span text:style-name="T34">/admin/**=adminController</text:span></text:p>
              </text:list-item>
            </text:list>
            <text:list text:style-name="L11">
              <text:list-item>
                <text:p text:style-name="P28"><text:span text:style-name="T33"><text:s text:c="7"/></text:span><text:span text:style-name="T33">&lt;/value&gt;</text:span></text:p>
              </text:list-item>
            </text:list>
            <text:list text:style-name="L11">
              <text:list-item>
                <text:p text:style-name="P28"><text:span text:style-name="T33"><text:s text:c="3"/></text:span><text:span text:style-name="T33">&lt;/property&gt;</text:span></text:p>
              </text:list-item>
            </text:list>
            <text:list text:style-name="L11">
              <text:list-item>
                <text:p text:style-name="P28"><text:span text:style-name="T33">&lt;/bean&gt;</text:span></text:p>
              </text:list-item>
            </text:list>
          </draw:text-box>
        </draw:frame>
        <draw:polyline draw:name="Line 6" draw:style-name="gr37" draw:text-style-name="P13" draw:id="id37" draw:layer="layout" svg:width="0.634cm" svg:height="1.058cm" svg:x="7.619cm" svg:y="9.312cm" svg:viewBox="0 0 635 1059" draw:points="635,1059 0,0">
          <text:p text:style-name="P6"/>
        </draw:polyline>
        <draw:custom-shape draw:name="Text Box 7" draw:style-name="gr4" draw:text-style-name="P5" draw:id="id36" draw:layer="layout" svg:width="9.934cm" svg:height="0.888cm" svg:x="8.277cm" svg:y="9.865cm">
          <text:p text:style-name="P14"><text:span text:style-name="T34">Custom HandlerInterceptor registered</text:span></text:p>
          <draw:enhanced-geometry svg:viewBox="0 0 21600 21600" draw:type="mso-spt202" draw:enhanced-path="M 0 0 L 21600 0 21600 21600 0 21600 0 0 Z N"/>
        </draw:custom-shape>
        <draw:polyline draw:name="Line 8" draw:style-name="gr37" draw:text-style-name="P13" draw:id="id39" draw:layer="layout" svg:width="0.634cm" svg:height="1.057cm" svg:x="7.593cm" svg:y="14.377cm" svg:viewBox="0 0 635 1058" draw:points="635,1058 0,0">
          <text:p text:style-name="P6"/>
        </draw:polyline>
        <draw:custom-shape draw:name="Text Box 9" draw:style-name="gr4" draw:text-style-name="P5" draw:id="id38" draw:layer="layout" svg:width="9.468cm" svg:height="0.888cm" svg:x="8.251cm" svg:y="14.928cm">
          <text:p text:style-name="P14"><text:span text:style-name="T38">None registered for these mapping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1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HandlerInterceptor vs. Filter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5">HandlerInterceptor vs. Filters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5">Both are “interceptors”</text:span></text:p>
              </text:list-item>
            </text:list>
            <text:list text:style-name="L4">
              <text:list-item>
                <text:p text:style-name="P8"><text:span text:style-name="T5">Handler Interceptors are finer-grain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ilters intercept Servlet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Handler Interceptors are best suited for factoring out common handler 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ilters are best suited for more general processin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Handler Interceptors are managed by Spring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ilters are managed by the Servlet contain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2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DelegatingFilterProxy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9">DelegatingFilterProxy</text:span></text:p>
          </draw:text-box>
        </draw:frame>
        <draw:frame presentation:style-name="pr5" draw:text-style-name="P9" draw:layer="layout" svg:width="21.639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5">DelegatingFilterProxy is a Servlet Filter which delegates to a Filter managed by Spring</text:span></text:p>
              </text:list-item>
            </text:list>
            <text:list text:style-name="L4">
              <text:list-item>
                <text:p text:style-name="P8"><text:span text:style-name="T5">Allows a Filter to benefit from dependency injection</text:span></text:p>
              </text:list-item>
            </text:list>
            <text:list text:style-name="L4">
              <text:list-item>
                <text:p text:style-name="P8"><text:span text:style-name="T5">How to us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efine the “real” Filter as a Spring bea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efine Spring’s DelegatingFilterProxy in web.xm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<text:span text:style-name="T40">Have it reference your Filter bean by its na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3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DelegatingFilterProxy Example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22">DelegatingFilterProxy Example</text:span></text:p>
          </draw:text-box>
        </draw:frame>
        <draw:custom-shape draw:name="Rectangle 4" draw:style-name="gr23" draw:text-style-name="P5" draw:layer="layout" svg:width="22.013cm" svg:height="4.604cm" svg:x="2.117cm" svg:y="5.08cm">
          <text:p text:style-name="P26"><text:span text:style-name="T28">&lt;filter&gt;</text:span></text:p>
          <text:p text:style-name="P26"><text:span text:style-name="T28"><text:s text:c="4"/></text:span><text:span text:style-name="T28">&lt;filter-name&gt;</text:span><text:span text:style-name="T29">securityFilter</text:span><text:span text:style-name="T28">&lt;/filter-name&gt;</text:span></text:p>
          <text:p text:style-name="P26"><text:span text:style-name="T10"><text:s text:c="4"/></text:span><text:span text:style-name="T28">&lt;filter-class&gt;</text:span></text:p>
          <text:p text:style-name="P26"><text:span text:style-name="T28"><text:s text:c="8"/></text:span><text:span text:style-name="T7">org.springframework.web.filter.DelegatingFilterProxy</text:span></text:p>
          <text:p text:style-name="P26"><text:span text:style-name="T7"><text:s text:c="4"/></text:span><text:span text:style-name="T28">&lt;/filter-class&gt;</text:span></text:p>
          <text:p text:style-name="P26"><text:span text:style-name="T28">&lt;filter&gt;</text:span></text:p>
          <draw:enhanced-geometry svg:viewBox="0 0 21600 21600" draw:type="rectangle" draw:enhanced-path="M 0 0 L 21600 0 21600 21600 0 21600 0 0 Z N"/>
        </draw:custom-shape>
        <draw:custom-shape draw:name="Rectangle 5" draw:style-name="gr38" draw:text-style-name="P5" draw:layer="layout" svg:width="22.013cm" svg:height="4cm" svg:x="2.117cm" svg:y="11.218cm">
          <text:p text:style-name="P26"><text:span text:style-name="T28">&lt;beans&gt;</text:span></text:p>
          <text:p text:style-name="P26"><text:span text:style-name="T28"><text:s text:c="4"/></text:span><text:span text:style-name="T28">&lt;bean</text:span><text:span text:style-name="T29"> </text:span><text:span text:style-name="T18">id</text:span><text:span text:style-name="T10">=</text:span><text:span text:style-name="T19">“securityFilter”</text:span><text:span text:style-name="T18"> class</text:span><text:span text:style-name="T10">=</text:span><text:span text:style-name="T19">“example.MySecurityFilter”</text:span><text:span text:style-name="T28">&gt;</text:span></text:p>
          <text:p text:style-name="P26"><text:span text:style-name="T28"><text:s text:c="9"/></text:span><text:span text:style-name="T28">&lt;constructor-arg </text:span><text:span text:style-name="T18">ref</text:span><text:span text:style-name="T29">=</text:span><text:span text:style-name="T19">“authenticationService”</text:span><text:span text:style-name="T28">/&gt;</text:span></text:p>
          <text:p text:style-name="P26"><text:span text:style-name="T28"><text:s text:c="4"/></text:span><text:span text:style-name="T28">&lt;/bean&gt;</text:span></text:p>
          <text:p text:style-name="P26"><text:span text:style-name="T28">&lt;/beans&gt;</text:span></text:p>
          <text:p text:style-name="P26"><text:span text:style-name="T29"><text:s text:c="9"/></text:span></text:p>
          <draw:enhanced-geometry svg:viewBox="0 0 21600 21600" draw:type="rectangle" draw:enhanced-path="M 0 0 L 21600 0 21600 21600 0 21600 0 0 Z N"/>
        </draw:custom-shape>
        <draw:custom-shape draw:name="Text Box 6" draw:style-name="gr39" draw:text-style-name="P5" draw:layer="layout" svg:width="2.568cm" svg:height="0.888cm" svg:x="1.911cm" svg:y="4.233cm">
          <text:p text:style-name="P14"><text:span text:style-name="T34">web.xml</text:span></text:p>
          <draw:enhanced-geometry svg:viewBox="0 0 21600 21600" draw:type="mso-spt202" draw:enhanced-path="M 0 0 L 21600 0 21600 21600 0 21600 0 0 Z N"/>
        </draw:custom-shape>
        <draw:polyline draw:name="Line 8" draw:style-name="gr3" draw:text-style-name="P13" draw:id="id41" draw:layer="layout" svg:width="2.539cm" svg:height="1.057cm" svg:x="8.704cm" svg:y="10.899cm" svg:viewBox="0 0 2540 1058" draw:points="2540,0 0,1058">
          <text:p text:style-name="P6"/>
        </draw:polyline>
        <draw:custom-shape draw:name="Text Box 7" draw:style-name="gr39" draw:text-style-name="P5" draw:layer="layout" svg:width="5.231cm" svg:height="0.888cm" svg:x="1.913cm" svg:y="10.372cm">
          <text:p text:style-name="P14"><text:span text:style-name="T34">rewards-config.xml</text:span></text:p>
          <draw:enhanced-geometry svg:viewBox="0 0 21600 21600" draw:type="mso-spt202" draw:enhanced-path="M 0 0 L 21600 0 21600 21600 0 21600 0 0 Z N"/>
        </draw:custom-shape>
        <draw:polyline draw:name="Line 10" draw:style-name="gr3" draw:text-style-name="P13" draw:id="id42" draw:layer="layout" svg:width="2.962cm" svg:height="3.385cm" svg:x="9.127cm" svg:y="6.666cm" svg:viewBox="0 0 2963 3386" draw:points="2963,3386 0,0">
          <text:p text:style-name="P6"/>
        </draw:polyline>
        <draw:custom-shape draw:name="Text Box 9" draw:style-name="gr40" draw:text-style-name="P5" draw:id="id40" draw:layer="layout" svg:width="3.99cm" svg:height="0.888cm" svg:x="11.26cm" svg:y="10.052cm">
          <text:p text:style-name="P14"><text:span text:style-name="T38">Names match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4"/>
          <draw:frame presentation:style-name="pr9" draw:text-style-name="P2" draw:layer="layout" svg:width="14.904cm" svg:height="12cm" svg:x="2.708cm" svg:y="12.668cm" presentation:class="notes" presentation:user-transformed="true">
            <draw:text-box>
              <text:p text:style-name="P15"><text:span text:style-name="T3">rewards-config.xml would be included within the ‘root’ application context (the filter proxy retrieves the bean via WebApplicationContextUtils)</text:span></text:p>
            </draw:text-box>
          </draw:frame>
        </presentation:notes>
      </draw:page>
      <draw:page draw:name="Summary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ummary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30"><text:span text:style-name="T41">Spring MVC supports several ways to map requests to Handlers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42">Bean Name, Explicit (Simple), Convention-based</text:span></text:p>
                  </text:list-item>
                </text:list>
              </text:list-item>
            </text:list>
            <text:list text:style-name="L4">
              <text:list-item>
                <text:p text:style-name="P30"><text:span text:style-name="T41">Use MultiActionController to have a single handler centralize several related actions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42">An AccountController to create, edit, delete, and show accounts</text:span></text:p>
                  </text:list-item>
                </text:list>
              </text:list-item>
            </text:list>
            <text:list text:style-name="L4">
              <text:list-item>
                <text:p text:style-name="P30"><text:span text:style-name="T41">Use a HandlerExceptionResolver to map application exceptions to error views</text:span></text:p>
              </text:list-item>
            </text:list>
            <text:list text:style-name="L4">
              <text:list-item>
                <text:p text:style-name="P30"><text:span text:style-name="T41">Use HandlerInterceptors and Filters to intercept request processing and factor out common handler code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5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Spring MVC Handler Mapping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6"/>
          <draw:frame presentation:style-name="pr14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draw:stroke-dash draw:name="Dash_20_3" draw:display-name="Dash 3" draw:style="rect" draw:dots1="1" draw:dots1-length="0.035cm" draw:distance="0.035cm"/>
    <draw:stroke-dash draw:name="Dash_20_4" draw:display-name="Dash 4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Spring MVC 2.0 - 2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 draw:page-number="2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7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6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6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Module Name</dc:title>
    <meta:initial-creator>Subject Matter Expert</meta:initial-creator>
    <meta:creation-date>2006-09-22T09:51:11</meta:creation-date>
    <dc:creator>Colin Sampaleanu</dc:creator>
    <dc:date>2008-03-23T19:54:12</dc:date>
    <meta:editing-cycles>777</meta:editing-cycles>
    <meta:editing-duration>PT21H55M55S</meta:editing-duration>
    <meta:user-defined meta:name="Info 1"/>
    <meta:user-defined meta:name="Info 2"/>
    <meta:user-defined meta:name="Info 3"/>
    <meta:user-defined meta:name="Info 4"/>
    <meta:document-statistic meta:object-count="301"/>
  </office:meta>
</office:document-meta>
</file>